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" svg:font-family="Courier, 'Courier New'" style:font-family-generic="modern"/>
    <style:font-face style:name="Times New Roman1" svg:font-family="'Times New Roman', 'Times New Roman PSMT'" style:font-family-generic="roman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, 'Century Gothic'" style:font-family-generic="swiss" style:font-pitch="variable"/>
    <style:font-face style:name="Helvetica" svg:font-family="Helvetica" style:font-family-generic="swiss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language="fr" fo:country="FR" style:font-size-asian="8pt" style:font-size-complex="8pt"/>
    </style:style>
    <style:style style:name="P2" style:family="paragraph" style:parent-style-name="Footer">
      <style:paragraph-properties fo:text-align="end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fo:font-size="8pt" fo:language="fr" fo:country="FR" fo:font-weight="bold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Arial" fo:font-size="10pt" fo:language="fr" fo:country="FR" style:font-size-asian="10pt" style:font-size-complex="10pt"/>
    </style:style>
    <style:style style:name="P4" style:family="paragraph" style:parent-style-name="Standard">
      <style:text-properties style:font-name="Arial" fo:font-size="10pt" fo:language="fr" fo:country="FR" officeooo:paragraph-rsid="002e1ced" style:font-size-asian="10pt" style:font-size-complex="10pt"/>
    </style:style>
    <style:style style:name="P5" style:family="paragraph" style:parent-style-name="Standard">
      <style:text-properties style:font-name="Arial" fo:font-size="10pt" fo:language="fr" fo:country="FR" officeooo:paragraph-rsid="003298e6" style:font-size-asian="10pt" style:font-size-complex="10pt"/>
    </style:style>
    <style:style style:name="P6" style:family="paragraph" style:parent-style-name="Standard">
      <style:text-properties style:font-name="Arial" fo:font-size="10pt" fo:language="fr" fo:country="FR" officeooo:paragraph-rsid="00360300" style:font-size-asian="10pt" style:font-size-complex="10pt"/>
    </style:style>
    <style:style style:name="P7" style:family="paragraph" style:parent-style-name="Standard">
      <style:text-properties style:font-name="Arial" fo:font-size="10pt" fo:language="fr" fo:country="FR" officeooo:paragraph-rsid="00385fd0" style:font-size-asian="10pt" style:font-size-complex="10pt"/>
    </style:style>
    <style:style style:name="P8" style:family="paragraph" style:parent-style-name="Standard">
      <style:text-properties style:font-name="Arial" fo:font-size="10pt" fo:language="fr" fo:country="FR" officeooo:paragraph-rsid="003b14ab" style:font-size-asian="10pt" style:font-size-complex="10pt"/>
    </style:style>
    <style:style style:name="P9" style:family="paragraph" style:parent-style-name="Standard">
      <style:text-properties style:font-name="Arial" fo:font-size="10pt" fo:language="fr" fo:country="FR" officeooo:paragraph-rsid="003f5771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Arial"/>
    </style:style>
    <style:style style:name="P11" style:family="paragraph" style:parent-style-name="Standard">
      <style:text-properties style:font-name="Arial" fo:font-size="12pt" fo:language="fr" fo:country="FR" fo:font-weight="bold" officeooo:rsid="004114d7" officeooo:paragraph-rsid="004114d7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0pt" style:text-underline-style="solid" style:text-underline-width="auto" style:text-underline-color="font-color" fo:font-weight="normal" officeooo:rsid="004114d7" officeooo:paragraph-rsid="004114d7" style:font-size-asian="10pt" style:font-weight-asian="normal" style:font-size-complex="10pt" style:font-weight-complex="normal"/>
    </style:style>
    <style:style style:name="P13" style:family="paragraph" style:parent-style-name="Standard">
      <style:text-properties officeooo:paragraph-rsid="002e1ced"/>
    </style:style>
    <style:style style:name="P14" style:family="paragraph" style:parent-style-name="Standard">
      <style:text-properties officeooo:paragraph-rsid="002fccc0"/>
    </style:style>
    <style:style style:name="P15" style:family="paragraph" style:parent-style-name="Standard">
      <style:text-properties officeooo:paragraph-rsid="003068f3"/>
    </style:style>
    <style:style style:name="P16" style:family="paragraph" style:parent-style-name="Standard">
      <style:text-properties officeooo:paragraph-rsid="003298e6"/>
    </style:style>
    <style:style style:name="P17" style:family="paragraph" style:parent-style-name="Standard">
      <style:text-properties officeooo:paragraph-rsid="00360300"/>
    </style:style>
    <style:style style:name="P18" style:family="paragraph" style:parent-style-name="Standard">
      <style:text-properties officeooo:paragraph-rsid="00385fd0"/>
    </style:style>
    <style:style style:name="P19" style:family="paragraph" style:parent-style-name="Standard">
      <style:text-properties officeooo:paragraph-rsid="003b14ab"/>
    </style:style>
    <style:style style:name="P20" style:family="paragraph" style:parent-style-name="Standard">
      <style:text-properties officeooo:paragraph-rsid="003b69a1"/>
    </style:style>
    <style:style style:name="P21" style:family="paragraph" style:parent-style-name="Standard">
      <style:text-properties officeooo:paragraph-rsid="003e9632"/>
    </style:style>
    <style:style style:name="P22" style:family="paragraph" style:parent-style-name="Standard">
      <style:text-properties officeooo:paragraph-rsid="003f5771"/>
    </style:style>
    <style:style style:name="P23" style:family="paragraph" style:parent-style-name="Standard">
      <style:text-properties officeooo:paragraph-rsid="004114d7"/>
    </style:style>
    <style:style style:name="P24" style:family="paragraph" style:parent-style-name="Standard">
      <style:text-properties officeooo:paragraph-rsid="00425c8e"/>
    </style:style>
    <style:style style:name="P25" style:family="paragraph" style:parent-style-name="Standard">
      <style:text-properties officeooo:paragraph-rsid="004469ee"/>
    </style:style>
    <style:style style:name="P26" style:family="paragraph" style:parent-style-name="Standard">
      <style:text-properties officeooo:paragraph-rsid="00593062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Arial"/>
    </style:style>
    <style:style style:name="P28" style:family="paragraph" style:parent-style-name="Standard">
      <style:paragraph-properties fo:text-align="start" style:justify-single-word="false"/>
      <style:text-properties fo:color="#000000" style:font-name="Arial" fo:font-size="10pt" style:font-size-asian="10pt"/>
    </style:style>
    <style:style style:name="P29" style:family="paragraph" style:parent-style-name="Standard">
      <loext:graphic-properties draw:fill="solid" draw:fill-color="#e6e6ff" draw:opacity="100%"/>
      <style:paragraph-properties fo:margin-left="-0.18cm" fo:margin-right="-0.18cm" fo:text-indent="0cm" style:auto-text-indent="false" fo:background-color="#e6e6ff" style:shadow="none"/>
    </style:style>
    <style:style style:name="P30" style:family="paragraph" style:parent-style-name="Standard">
      <loext:graphic-properties draw:fill="solid" draw:fill-color="#e6e6ff" draw:opacity="100%"/>
      <style:paragraph-properties fo:margin-left="-0.18cm" fo:margin-right="-0.18cm" fo:text-align="start" style:justify-single-word="false" fo:text-indent="0cm" style:auto-text-indent="false" fo:background-color="#e6e6ff" style:shadow="none"/>
      <style:text-properties style:font-name="Courier New" fo:font-size="9pt" style:font-size-asian="9pt" style:font-size-complex="9pt"/>
    </style:style>
    <style:style style:name="P31" style:family="paragraph" style:parent-style-name="Standard">
      <loext:graphic-properties draw:fill="solid" draw:fill-color="#e6e6ff" draw:opacity="100%"/>
      <style:paragraph-properties fo:margin-left="-0.18cm" fo:margin-right="-0.18cm" fo:text-indent="0cm" style:auto-text-indent="false" fo:background-color="#e6e6ff"/>
      <style:text-properties officeooo:paragraph-rsid="002e1ced"/>
    </style:style>
    <style:style style:name="P32" style:family="paragraph" style:parent-style-name="Standard">
      <loext:graphic-properties draw:fill="solid" draw:fill-color="#e6e6ff" draw:opacity="100%"/>
      <style:paragraph-properties fo:margin-left="-0.18cm" fo:margin-right="-0.18cm" fo:text-align="start" style:justify-single-word="false" fo:text-indent="0cm" style:auto-text-indent="false" fo:background-color="#e6e6ff"/>
      <style:text-properties style:font-name="Courier New" fo:font-size="9pt" style:font-size-asian="9pt" style:font-size-complex="9pt"/>
    </style:style>
    <style:style style:name="P33" style:family="paragraph" style:parent-style-name="Standard">
      <loext:graphic-properties draw:fill="solid" draw:fill-color="#e6e6ff" draw:opacity="100%"/>
      <style:paragraph-properties fo:margin-left="-0.18cm" fo:margin-right="-0.18cm" fo:text-align="start" style:justify-single-word="false" fo:text-indent="0cm" style:auto-text-indent="false" fo:background-color="#e6e6ff"/>
      <style:text-properties style:font-name="Courier New" fo:font-size="9pt" officeooo:paragraph-rsid="0039ff80" style:font-size-asian="9pt" style:font-size-complex="9pt"/>
    </style:style>
    <style:style style:name="P34" style:family="paragraph" style:parent-style-name="Standard">
      <loext:graphic-properties draw:fill="solid" draw:fill-color="#e6e6ff" draw:opacity="100%"/>
      <style:paragraph-properties fo:margin-left="-0.18cm" fo:margin-right="-0.18cm" fo:text-align="start" style:justify-single-word="false" fo:text-indent="0cm" style:auto-text-indent="false" fo:background-color="#e6e6ff"/>
      <style:text-properties style:font-name="Courier New" fo:font-size="9pt" officeooo:paragraph-rsid="003d5f48" style:font-size-asian="9pt" style:font-size-complex="9pt"/>
    </style:style>
    <style:style style:name="P35" style:family="paragraph" style:parent-style-name="Standard">
      <loext:graphic-properties draw:fill="solid" draw:fill-color="#e6e6ff" draw:opacity="100%"/>
      <style:paragraph-properties fo:margin-left="-0.18cm" fo:margin-right="-0.18cm" fo:text-align="start" style:justify-single-word="false" fo:text-indent="0cm" style:auto-text-indent="false" fo:background-color="#e6e6ff"/>
      <style:text-properties style:font-name="Courier New" fo:font-size="9pt" officeooo:paragraph-rsid="003dff5d" style:font-size-asian="9pt" style:font-size-complex="9pt"/>
    </style:style>
    <style:style style:name="P36" style:family="paragraph" style:parent-style-name="Standard">
      <loext:graphic-properties draw:fill="solid" draw:fill-color="#e6e6ff" draw:opacity="100%"/>
      <style:paragraph-properties fo:margin-left="-0.18cm" fo:margin-right="-0.18cm" fo:text-indent="0cm" style:auto-text-indent="false" fo:background-color="#e6e6ff"/>
      <style:text-properties style:font-name="Courier New" fo:font-size="9pt" officeooo:paragraph-rsid="00385fd0" style:font-size-asian="9pt" style:font-size-complex="9pt"/>
    </style:style>
    <style:style style:name="P37" style:family="paragraph" style:parent-style-name="Standard">
      <loext:graphic-properties draw:fill="solid" draw:fill-color="#e6e6ff" draw:opacity="100%"/>
      <style:paragraph-properties fo:margin-left="-0.18cm" fo:margin-right="-0.18cm" fo:text-align="start" style:justify-single-word="false" fo:text-indent="0cm" style:auto-text-indent="false" fo:background-color="#e6e6ff"/>
      <style:text-properties style:font-name="Courier New" fo:font-size="9pt" fo:font-style="normal" officeooo:rsid="00568e9a" officeooo:paragraph-rsid="00568e9a" style:font-size-asian="9pt" style:font-style-asian="normal" style:font-size-complex="9pt" style:font-style-complex="normal"/>
    </style:style>
    <style:style style:name="P38" style:family="paragraph" style:parent-style-name="Standard">
      <loext:graphic-properties draw:fill="solid" draw:fill-color="#e6e6ff" draw:opacity="100%"/>
      <style:paragraph-properties fo:margin-left="-0.18cm" fo:margin-right="-0.18cm" fo:text-align="start" style:justify-single-word="false" fo:text-indent="0cm" style:auto-text-indent="false" fo:background-color="#e6e6ff"/>
      <style:text-properties style:font-name="Courier New" fo:font-size="9pt" fo:font-style="normal" officeooo:rsid="0058ca2c" officeooo:paragraph-rsid="0058ca2c" style:font-size-asian="9pt" style:font-style-asian="normal" style:font-size-complex="9pt" style:font-style-complex="normal"/>
    </style:style>
    <style:style style:name="P39" style:family="paragraph" style:parent-style-name="Standard">
      <loext:graphic-properties draw:fill="solid" draw:fill-color="#e6e6ff" draw:opacity="100%"/>
      <style:paragraph-properties fo:margin-left="-0.18cm" fo:margin-right="-0.18cm" fo:text-align="start" style:justify-single-word="false" fo:text-indent="0cm" style:auto-text-indent="false" fo:background-color="#e6e6ff"/>
      <style:text-properties style:font-name="Courier New" fo:font-size="8pt" style:font-size-asian="8pt" style:font-size-complex="8pt"/>
    </style:style>
    <style:style style:name="P40" style:family="paragraph" style:parent-style-name="Standard">
      <loext:graphic-properties draw:fill="solid" draw:fill-color="#e6e6ff" draw:opacity="100%"/>
      <style:paragraph-properties fo:margin-left="-0.18cm" fo:margin-right="-0.18cm" fo:text-align="start" style:justify-single-word="false" fo:text-indent="0cm" style:auto-text-indent="false" fo:background-color="#e6e6ff"/>
    </style:style>
    <style:style style:name="P41" style:family="paragraph" style:parent-style-name="Standard">
      <loext:graphic-properties draw:fill="solid" draw:fill-color="#e6e6ff" draw:opacity="100%"/>
      <style:paragraph-properties fo:margin-left="-0.18cm" fo:margin-right="-0.18cm" fo:text-indent="0cm" style:auto-text-indent="false" fo:background-color="#e6e6ff"/>
      <style:text-properties officeooo:paragraph-rsid="003298e6"/>
    </style:style>
    <style:style style:name="P42" style:family="paragraph" style:parent-style-name="Standard">
      <loext:graphic-properties draw:fill="solid" draw:fill-color="#e6e6ff" draw:opacity="100%"/>
      <style:paragraph-properties fo:margin-left="-0.18cm" fo:margin-right="-0.18cm" fo:text-indent="0cm" style:auto-text-indent="false" fo:background-color="#e6e6ff"/>
      <style:text-properties officeooo:paragraph-rsid="003b69a1"/>
    </style:style>
    <style:style style:name="P43" style:family="paragraph" style:parent-style-name="Standard">
      <loext:graphic-properties draw:fill="solid" draw:fill-color="#e6e6ff" draw:opacity="100%"/>
      <style:paragraph-properties fo:margin-left="-0.18cm" fo:margin-right="-0.18cm" fo:text-indent="0cm" style:auto-text-indent="false" fo:background-color="#e6e6ff"/>
      <style:text-properties officeooo:paragraph-rsid="003b14ab"/>
    </style:style>
    <style:style style:name="P44" style:family="paragraph" style:parent-style-name="Standard">
      <loext:graphic-properties draw:fill="solid" draw:fill-color="#e6e6ff" draw:opacity="100%"/>
      <style:paragraph-properties fo:margin-left="-0.18cm" fo:margin-right="-0.18cm" fo:text-align="start" style:justify-single-word="false" fo:text-indent="0cm" style:auto-text-indent="false" fo:background-color="#e6e6ff"/>
      <style:text-properties style:font-name="Arial" fo:font-size="10pt" fo:font-style="normal" officeooo:rsid="0058ca2c" officeooo:paragraph-rsid="0058ca2c" style:font-size-asian="8.75pt" style:font-style-asian="normal" style:font-size-complex="10pt" style:font-style-complex="normal"/>
    </style:style>
    <style:style style:name="P45" style:family="paragraph" style:parent-style-name="Text_20_body">
      <loext:graphic-properties draw:fill="solid" draw:fill-color="#e6e6ff" draw:opacity="100%"/>
      <style:paragraph-properties fo:margin-left="-0.18cm" fo:margin-right="-0.18cm" fo:margin-top="0cm" fo:margin-bottom="0cm" loext:contextual-spacing="false" fo:text-indent="0cm" style:auto-text-indent="false" fo:background-color="#e6e6ff"/>
    </style:style>
    <style:style style:name="P46" style:family="paragraph" style:parent-style-name="Text_20_body">
      <loext:graphic-properties draw:fill="solid" draw:fill-color="#e6e6ff" draw:opacity="100%"/>
      <style:paragraph-properties fo:margin-left="-0.18cm" fo:margin-right="-0.18cm" fo:margin-top="0cm" fo:margin-bottom="0cm" loext:contextual-spacing="false" fo:text-indent="0cm" style:auto-text-indent="false" fo:background-color="#e6e6ff"/>
      <style:text-properties style:font-name="Courier New" fo:font-size="9pt" style:font-size-asian="9pt" style:font-size-complex="9pt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9pt" officeooo:rsid="00500a2e" officeooo:paragraph-rsid="0054785e" style:font-size-asian="9pt" style:font-size-complex="9pt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9pt" fo:font-style="italic" officeooo:rsid="00568e9a" officeooo:paragraph-rsid="00568e9a" style:font-size-asian="9pt" style:font-style-asian="italic" style:font-size-complex="9pt" style:font-style-complex="italic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0pt" fo:font-style="normal" officeooo:rsid="00568e9a" officeooo:paragraph-rsid="00568e9a" style:font-size-asian="8.75pt" style:font-style-asian="normal" style:font-size-complex="10pt" style:font-style-complex="normal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0pt" fo:font-style="normal" officeooo:rsid="00568e9a" officeooo:paragraph-rsid="00593062" style:font-size-asian="8.75pt" style:font-style-asian="normal" style:font-size-complex="10pt" style:font-style-complex="normal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0pt" fo:font-style="normal" officeooo:rsid="0058ca2c" officeooo:paragraph-rsid="0058ca2c" style:font-size-asian="8.75pt" style:font-style-asian="normal" style:font-size-complex="10pt" style:font-style-complex="normal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0pt" fo:font-style="normal" officeooo:rsid="00568e9a" officeooo:paragraph-rsid="00568e9a" style:font-size-asian="10pt" style:font-style-asian="normal" style:font-size-complex="9pt" style:font-style-complex="normal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0pt" fo:font-style="normal" officeooo:rsid="0055a596" officeooo:paragraph-rsid="0055a596" style:font-size-asian="10pt" style:font-style-asian="normal" style:font-size-complex="9pt" style:font-style-complex="normal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0pt" fo:font-style="italic" officeooo:rsid="0058ca2c" officeooo:paragraph-rsid="0058ca2c" style:font-size-asian="8.75pt" style:font-style-asian="italic" style:font-size-complex="10pt" style:font-style-complex="italic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0pt" fo:font-style="normal" officeooo:rsid="00568e9a" officeooo:paragraph-rsid="00593062" style:font-size-asian="10pt" style:font-style-asian="normal" style:font-size-complex="10pt" style:font-style-complex="normal"/>
    </style:style>
    <style:style style:name="P56" style:family="paragraph" style:parent-style-name="Text_20_body">
      <loext:graphic-properties draw:fill="solid" draw:fill-color="#e6e6ff" draw:opacity="100%"/>
      <style:paragraph-properties fo:margin-left="-0.18cm" fo:margin-right="-0.18cm" fo:margin-top="0cm" fo:margin-bottom="0cm" loext:contextual-spacing="false" fo:text-indent="0cm" style:auto-text-indent="false" fo:background-color="#e6e6ff"/>
      <style:text-properties style:font-name="Courier New" fo:font-size="9pt" officeooo:paragraph-rsid="0071813d" style:font-size-asian="9pt" style:font-size-complex="9pt"/>
    </style:style>
    <style:style style:name="P57" style:family="paragraph" style:parent-style-name="Text_20_body">
      <loext:graphic-properties draw:fill="solid" draw:fill-color="#e6e6ff" draw:opacity="100%"/>
      <style:paragraph-properties fo:margin-left="-0.18cm" fo:margin-right="-0.18cm" fo:margin-top="0cm" fo:margin-bottom="0cm" loext:contextual-spacing="false" fo:text-indent="0cm" style:auto-text-indent="false" fo:background-color="#e6e6ff"/>
      <style:text-properties style:font-name="Courier New" fo:font-size="9pt" officeooo:rsid="0041b4a8" officeooo:paragraph-rsid="0073c917" style:font-size-asian="9pt" style:font-size-complex="9pt"/>
    </style:style>
    <style:style style:name="P58" style:family="paragraph" style:parent-style-name="Text_20_body">
      <loext:graphic-properties draw:fill="solid" draw:fill-color="#e6e6ff" draw:opacity="100%"/>
      <style:paragraph-properties fo:margin-left="-0.18cm" fo:margin-right="-0.18cm" fo:margin-top="0cm" fo:margin-bottom="0cm" loext:contextual-spacing="false" fo:text-indent="0cm" style:auto-text-indent="false" fo:background-color="#e6e6ff"/>
      <style:text-properties style:font-name="Courier New" fo:font-size="9pt" officeooo:paragraph-rsid="0073c917" style:font-size-asian="9pt" style:font-size-complex="9pt"/>
    </style:style>
    <style:style style:name="P59" style:family="paragraph" style:parent-style-name="Text_20_body">
      <loext:graphic-properties draw:fill="solid" draw:fill-color="#e6e6ff" draw:opacity="100%"/>
      <style:paragraph-properties fo:margin-left="-0.18cm" fo:margin-right="-0.18cm" fo:margin-top="0cm" fo:margin-bottom="0cm" loext:contextual-spacing="false" fo:text-indent="0cm" style:auto-text-indent="false" fo:background-color="#e6e6ff"/>
    </style:style>
    <style:style style:name="P60" style:family="paragraph" style:parent-style-name="Standard">
      <style:text-properties style:font-name="Arial" fo:font-size="10pt" fo:language="fr" fo:country="FR" officeooo:paragraph-rsid="002e1ced" style:font-size-asian="10pt" style:font-size-complex="10pt"/>
    </style:style>
    <style:style style:name="P61" style:family="paragraph" style:parent-style-name="Standard">
      <style:text-properties style:font-name="Arial" fo:font-size="10pt" fo:language="fr" fo:country="FR" officeooo:rsid="007062fa" officeooo:paragraph-rsid="007062fa" style:font-size-asian="10pt" style:font-size-complex="10pt"/>
    </style:style>
    <style:style style:name="P62" style:family="paragraph" style:parent-style-name="Standard">
      <style:text-properties style:font-name="Arial" fo:font-size="10pt" fo:language="fr" fo:country="FR" officeooo:paragraph-rsid="003f5771" style:font-size-asian="10pt" style:font-size-complex="10pt"/>
    </style:style>
    <style:style style:name="P63" style:family="paragraph" style:parent-style-name="Standard">
      <style:text-properties fo:color="#ce181e" style:font-name="Arial" fo:font-size="10pt" fo:language="fr" fo:country="FR" officeooo:rsid="007062fa" officeooo:paragraph-rsid="007062fa" style:font-size-asian="10pt" style:font-size-complex="10pt"/>
    </style:style>
    <style:style style:name="P64" style:family="paragraph" style:parent-style-name="Standard">
      <style:paragraph-properties fo:text-align="justify" style:justify-single-word="false"/>
      <style:text-properties officeooo:paragraph-rsid="00403d33"/>
    </style:style>
    <style:style style:name="P65" style:family="paragraph" style:parent-style-name="Standard">
      <style:paragraph-properties fo:text-align="justify" style:justify-single-word="false"/>
      <style:text-properties officeooo:paragraph-rsid="004114d7"/>
    </style:style>
    <style:style style:name="P66" style:family="paragraph" style:parent-style-name="Standard">
      <style:paragraph-properties fo:text-align="justify" style:justify-single-word="false"/>
      <style:text-properties officeooo:paragraph-rsid="003f5771"/>
    </style:style>
    <style:style style:name="P67" style:family="paragraph" style:parent-style-name="Standard">
      <style:paragraph-properties fo:text-align="justify" style:justify-single-word="false"/>
      <style:text-properties officeooo:paragraph-rsid="00435b1b"/>
    </style:style>
    <style:style style:name="P68" style:family="paragraph" style:parent-style-name="Standard">
      <style:paragraph-properties fo:text-align="justify" style:justify-single-word="false"/>
      <style:text-properties officeooo:paragraph-rsid="004469ee"/>
    </style:style>
    <style:style style:name="P69" style:family="paragraph" style:parent-style-name="Standard">
      <style:paragraph-properties fo:text-align="justify" style:justify-single-word="false"/>
      <style:text-properties officeooo:paragraph-rsid="0078f627"/>
    </style:style>
    <style:style style:name="P70" style:family="paragraph" style:parent-style-name="Standard">
      <style:text-properties officeooo:paragraph-rsid="004469ee"/>
    </style:style>
    <style:style style:name="P71" style:family="paragraph" style:parent-style-name="Standard">
      <style:text-properties officeooo:paragraph-rsid="0077db80"/>
    </style:style>
    <style:style style:name="P72" style:family="paragraph" style:parent-style-name="Standard">
      <style:text-properties officeooo:paragraph-rsid="0078f627"/>
    </style:style>
    <style:style style:name="P73" style:family="paragraph" style:parent-style-name="Standard" style:list-style-name="L1" style:master-page-name="Standard">
      <loext:graphic-properties draw:fill="none" draw:fill-color="#ffffcc" draw:opacity="100%" draw:fill-image-width="0cm" draw:fill-image-height="0cm"/>
      <style:paragraph-properties fo:text-align="justify" style:justify-single-word="false" style:page-number="auto" fo:background-color="transparent" fo:padding="0cm" fo:border="none"/>
      <style:text-properties style:font-name="Arial" fo:font-size="10pt" fo:language="fr" fo:country="FR" fo:font-style="italic" fo:font-weight="bold" officeooo:rsid="002b3915" style:font-size-asian="10pt" style:font-style-asian="italic" style:font-weight-asian="bold" style:font-size-complex="10pt" style:font-style-complex="italic" style:font-weight-complex="bold"/>
    </style:style>
    <style:style style:name="P74" style:family="paragraph" style:parent-style-name="Standard" style:list-style-name="L1">
      <loext:graphic-properties draw:fill="none" draw:fill-color="#ffffcc" draw:opacity="100%" draw:fill-image-width="0cm" draw:fill-image-height="0cm"/>
      <style:paragraph-properties fo:text-align="justify" style:justify-single-word="false" fo:background-color="transparent" fo:padding="0cm" fo:border="none"/>
      <style:text-properties style:font-name="Arial" fo:font-size="10pt" fo:language="fr" fo:country="FR" fo:font-style="italic" fo:font-weight="bold" officeooo:rsid="002b3915" style:font-size-asian="10pt" style:font-style-asian="italic" style:font-weight-asian="bold" style:font-size-complex="10pt" style:font-style-complex="italic" style:font-weight-complex="bold"/>
    </style:style>
    <style:style style:name="P75" style:family="paragraph" style:parent-style-name="Standard" style:list-style-name="L1">
      <loext:graphic-properties draw:fill="none" draw:fill-color="#ffffcc" draw:opacity="100%" draw:fill-image-width="0cm" draw:fill-image-height="0cm"/>
      <style:paragraph-properties fo:text-align="justify" style:justify-single-word="false" fo:background-color="transparent" fo:padding="0cm" fo:border="none"/>
      <style:text-properties style:font-name="Arial" fo:font-size="10pt" fo:language="fr" fo:country="FR" fo:font-style="italic" fo:font-weight="bold" officeooo:rsid="002e9af6" officeooo:paragraph-rsid="002e9af6" style:font-size-asian="10pt" style:font-style-asian="italic" style:font-weight-asian="bold" style:font-size-complex="10pt" style:font-style-complex="italic" style:font-weight-complex="bold"/>
    </style:style>
    <style:style style:name="P76" style:family="paragraph" style:parent-style-name="Standard" style:list-style-name="L1">
      <loext:graphic-properties draw:fill="none" draw:fill-color="#ffffcc" draw:opacity="100%" draw:fill-image-width="0cm" draw:fill-image-height="0cm"/>
      <style:paragraph-properties fo:text-align="justify" style:justify-single-word="false" fo:background-color="transparent" fo:padding="0cm" fo:border="none"/>
      <style:text-properties style:font-name="Arial" fo:font-size="10pt" fo:language="fr" fo:country="FR" fo:font-style="italic" fo:font-weight="bold" officeooo:rsid="002fccc0" officeooo:paragraph-rsid="002fccc0" style:font-size-asian="10pt" style:font-style-asian="italic" style:font-weight-asian="bold" style:font-size-complex="10pt" style:font-style-complex="italic" style:font-weight-complex="bold"/>
    </style:style>
    <style:style style:name="P77" style:family="paragraph" style:parent-style-name="Standard" style:list-style-name="L1">
      <loext:graphic-properties draw:fill="none" draw:fill-color="#ffffcc" draw:opacity="100%" draw:fill-image-width="0cm" draw:fill-image-height="0cm"/>
      <style:paragraph-properties fo:text-align="justify" style:justify-single-word="false" fo:background-color="transparent" fo:padding="0cm" fo:border="none"/>
      <style:text-properties style:font-name="Arial" fo:font-size="10pt" fo:language="fr" fo:country="FR" fo:font-style="italic" fo:font-weight="bold" officeooo:rsid="003298e6" officeooo:paragraph-rsid="003298e6" style:font-size-asian="10pt" style:font-style-asian="italic" style:font-weight-asian="bold" style:font-size-complex="10pt" style:font-style-complex="italic" style:font-weight-complex="bold"/>
    </style:style>
    <style:style style:name="P78" style:family="paragraph" style:parent-style-name="Standard" style:list-style-name="L1">
      <loext:graphic-properties draw:fill="none" draw:fill-color="#ffffcc" draw:opacity="100%" draw:fill-image-width="0cm" draw:fill-image-height="0cm"/>
      <style:paragraph-properties fo:text-align="justify" style:justify-single-word="false" fo:background-color="transparent" fo:padding="0cm" fo:border="none"/>
      <style:text-properties style:font-name="Arial" fo:font-size="10pt" fo:language="fr" fo:country="FR" fo:font-style="italic" fo:font-weight="bold" officeooo:rsid="00360300" officeooo:paragraph-rsid="00360300" style:font-size-asian="10pt" style:font-style-asian="italic" style:font-weight-asian="bold" style:font-size-complex="10pt" style:font-style-complex="italic" style:font-weight-complex="bold"/>
    </style:style>
    <style:style style:name="P79" style:family="paragraph" style:parent-style-name="Standard" style:list-style-name="L1">
      <loext:graphic-properties draw:fill="none" draw:fill-color="#ffffcc" draw:opacity="100%" draw:fill-image-width="0cm" draw:fill-image-height="0cm"/>
      <style:paragraph-properties fo:text-align="justify" style:justify-single-word="false" fo:background-color="transparent" fo:padding="0cm" fo:border="none"/>
      <style:text-properties style:font-name="Arial" fo:font-size="10pt" fo:language="fr" fo:country="FR" fo:font-style="italic" fo:font-weight="bold" officeooo:rsid="003b14ab" officeooo:paragraph-rsid="003b14ab" style:font-size-asian="10pt" style:font-style-asian="italic" style:font-weight-asian="bold" style:font-size-complex="10pt" style:font-style-complex="italic" style:font-weight-complex="bold"/>
    </style:style>
    <style:style style:name="P80" style:family="paragraph" style:parent-style-name="Standard" style:list-style-name="L1">
      <loext:graphic-properties draw:fill="none" draw:fill-color="#ffffcc" draw:opacity="100%" draw:fill-image-width="0cm" draw:fill-image-height="0cm"/>
      <style:paragraph-properties fo:text-align="justify" style:justify-single-word="false" fo:background-color="transparent" fo:padding="0cm" fo:border="none"/>
      <style:text-properties style:font-name="Arial" fo:font-size="10pt" fo:language="fr" fo:country="FR" fo:font-style="italic" fo:font-weight="bold" officeooo:rsid="003e9632" officeooo:paragraph-rsid="003e9632" style:font-size-asian="10pt" style:font-style-asian="italic" style:font-weight-asian="bold" style:font-size-complex="10pt" style:font-style-complex="italic" style:font-weight-complex="bold"/>
    </style:style>
    <style:style style:name="P81" style:family="paragraph" style:parent-style-name="Standard" style:list-style-name="L1">
      <loext:graphic-properties draw:fill="none" draw:fill-color="#ffffcc" draw:opacity="100%" draw:fill-image-width="0cm" draw:fill-image-height="0cm"/>
      <style:paragraph-properties fo:text-align="justify" style:justify-single-word="false" fo:background-color="transparent" fo:padding="0cm" fo:border="none"/>
      <style:text-properties style:font-name="Arial" fo:font-size="10pt" fo:language="fr" fo:country="FR" fo:font-style="italic" fo:font-weight="bold" officeooo:rsid="004469ee" officeooo:paragraph-rsid="004469ee" style:font-size-asian="10pt" style:font-style-asian="italic" style:font-weight-asian="bold" style:font-size-complex="10pt" style:font-style-complex="italic" style:font-weight-complex="bold"/>
    </style:style>
    <style:style style:name="P82" style:family="paragraph" style:parent-style-name="Standard" style:list-style-name="L1">
      <loext:graphic-properties draw:fill="none" draw:fill-color="#ffffcc" draw:opacity="100%" draw:fill-image-width="0cm" draw:fill-image-height="0cm"/>
      <style:paragraph-properties fo:text-align="justify" style:justify-single-word="false" fo:background-color="transparent" fo:padding="0cm" fo:border="none"/>
      <style:text-properties style:font-name="Arial" fo:font-size="10pt" fo:language="fr" fo:country="FR" fo:font-style="italic" fo:font-weight="bold" officeooo:rsid="0054785e" officeooo:paragraph-rsid="0054785e" style:font-size-asian="10pt" style:font-style-asian="italic" style:font-weight-asian="bold" style:font-size-complex="10pt" style:font-style-complex="italic" style:font-weight-complex="bold"/>
    </style:style>
    <style:style style:name="P83" style:family="paragraph" style:parent-style-name="Standard" style:list-style-name="L1">
      <loext:graphic-properties draw:fill="none" draw:fill-color="#ffffcc" draw:opacity="100%" draw:fill-image-width="0cm" draw:fill-image-height="0cm"/>
      <style:paragraph-properties fo:text-align="justify" style:justify-single-word="false" fo:background-color="transparent" fo:padding="0cm" fo:border="none"/>
      <style:text-properties fo:font-size="9pt" fo:font-style="italic" officeooo:paragraph-rsid="002e1ced" style:font-size-asian="9pt" style:font-style-asian="italic" style:font-size-complex="9pt" style:font-style-complex="italic"/>
    </style:style>
    <style:style style:name="P84" style:family="paragraph" style:parent-style-name="Standard" style:list-style-name="L1">
      <loext:graphic-properties draw:fill="none" draw:fill-color="#ffffcc" draw:opacity="100%" draw:fill-image-width="0cm" draw:fill-image-height="0cm"/>
      <style:paragraph-properties fo:text-align="justify" style:justify-single-word="false" fo:background-color="transparent" fo:padding="0cm" fo:border="none"/>
      <style:text-properties fo:font-size="10pt" fo:font-style="italic" officeooo:paragraph-rsid="003068f3" style:font-size-asian="10pt" style:font-style-asian="italic" style:font-size-complex="10pt" style:font-style-complex="italic"/>
    </style:style>
    <style:style style:name="P85" style:family="paragraph" style:parent-style-name="Standard" style:list-style-name="L1">
      <loext:graphic-properties draw:fill="none" draw:fill-color="#ffffcc" draw:opacity="100%" draw:fill-image-width="0cm" draw:fill-image-height="0cm"/>
      <style:paragraph-properties fo:text-align="justify" style:justify-single-word="false" fo:background-color="transparent" fo:padding="0cm" fo:border="none"/>
      <style:text-properties fo:font-size="10pt" fo:font-style="italic" officeooo:paragraph-rsid="00360300" style:font-size-asian="10pt" style:font-style-asian="italic" style:font-size-complex="10pt" style:font-style-complex="italic"/>
    </style:style>
    <style:style style:name="P86" style:family="paragraph" style:parent-style-name="Standard" style:list-style-name="L1">
      <loext:graphic-properties draw:fill="none" draw:fill-color="#ffffcc" draw:opacity="100%" draw:fill-image-width="0cm" draw:fill-image-height="0cm"/>
      <style:paragraph-properties fo:text-align="justify" style:justify-single-word="false" fo:background-color="transparent" fo:padding="0cm" fo:border="none"/>
      <style:text-properties fo:font-size="10pt" fo:font-style="italic" officeooo:paragraph-rsid="00385fd0" style:font-size-asian="10pt" style:font-style-asian="italic" style:font-size-complex="10pt" style:font-style-complex="italic"/>
    </style:style>
    <style:style style:name="P87" style:family="paragraph" style:parent-style-name="Standard" style:list-style-name="L1">
      <loext:graphic-properties draw:fill="none" draw:fill-color="#ffffcc" draw:opacity="100%" draw:fill-image-width="0cm" draw:fill-image-height="0cm"/>
      <style:paragraph-properties fo:text-align="justify" style:justify-single-word="false" fo:background-color="transparent" fo:padding="0cm" fo:border="none"/>
      <style:text-properties fo:font-size="10pt" fo:font-style="italic" officeooo:paragraph-rsid="003b14ab" style:font-size-asian="10pt" style:font-style-asian="italic" style:font-size-complex="10pt" style:font-style-complex="italic"/>
    </style:style>
    <style:style style:name="P88" style:family="paragraph" style:parent-style-name="Standard">
      <style:paragraph-properties fo:text-align="start" style:justify-single-word="false" fo:padding="0cm" fo:border="none" style:shadow="none"/>
      <style:text-properties style:font-name="Arial" fo:font-size="10pt" fo:language="fr" fo:country="FR" officeooo:paragraph-rsid="007062fa" style:font-size-asian="10pt" style:font-size-complex="10pt"/>
    </style:style>
    <style:style style:name="P89" style:family="paragraph" style:parent-style-name="Standard">
      <style:paragraph-properties fo:text-align="start" style:justify-single-word="false" fo:padding="0cm" fo:border="none" style:shadow="none"/>
      <style:text-properties style:font-name="Arial" fo:font-size="10pt" officeooo:rsid="002b8e58" officeooo:paragraph-rsid="007062fa" style:font-size-asian="10pt" style:font-size-complex="10pt"/>
    </style:style>
    <style:style style:name="P90" style:family="paragraph" style:parent-style-name="Standard">
      <loext:graphic-properties draw:fill="solid" draw:fill-color="#e6e6ff" draw:opacity="100%"/>
      <style:paragraph-properties fo:margin-left="-0.18cm" fo:margin-right="-0.18cm" fo:text-align="start" style:justify-single-word="false" fo:text-indent="0cm" style:auto-text-indent="false" fo:background-color="#e6e6ff" fo:padding="0cm" fo:border="none" style:shadow="none"/>
      <style:text-properties style:font-name="Courier New" fo:font-size="9pt" officeooo:rsid="0041b4a8" officeooo:paragraph-rsid="007062fa" style:font-size-asian="9pt" style:font-size-complex="9pt"/>
    </style:style>
    <style:style style:name="P91" style:family="paragraph" style:parent-style-name="Standard">
      <loext:graphic-properties draw:fill="solid" draw:fill-color="#e6e6ff" draw:opacity="100%"/>
      <style:paragraph-properties fo:margin-left="-0.18cm" fo:margin-right="-0.18cm" fo:text-align="start" style:justify-single-word="false" fo:text-indent="0cm" style:auto-text-indent="false" fo:background-color="#e6e6ff" fo:padding="0cm" fo:border="none" style:shadow="none"/>
      <style:text-properties style:font-name="Courier New" fo:font-size="9pt" officeooo:rsid="0041b4a8" officeooo:paragraph-rsid="0073c917" style:font-size-asian="9pt" style:font-size-complex="9pt"/>
    </style:style>
    <style:style style:name="P92" style:family="paragraph" style:parent-style-name="Standard">
      <loext:graphic-properties draw:fill="solid" draw:fill-color="#e6e6ff" draw:opacity="100%"/>
      <style:paragraph-properties fo:margin-left="-0.18cm" fo:margin-right="-0.18cm" fo:text-align="start" style:justify-single-word="false" fo:text-indent="0cm" style:auto-text-indent="false" fo:background-color="#e6e6ff" fo:padding="0cm" fo:border="none" style:shadow="none"/>
      <style:text-properties style:font-name="Courier New" fo:font-size="9pt" officeooo:rsid="0041b4a8" officeooo:paragraph-rsid="007b2439" style:font-size-asian="9pt" style:font-size-complex="9pt"/>
    </style:style>
    <style:style style:name="P93" style:family="paragraph" style:parent-style-name="Standard">
      <loext:graphic-properties draw:fill="solid" draw:fill-color="#e6e6ff" draw:opacity="100%"/>
      <style:paragraph-properties fo:margin-left="-0.18cm" fo:margin-right="-0.18cm" fo:text-align="start" style:justify-single-word="false" fo:text-indent="0cm" style:auto-text-indent="false" fo:background-color="#e6e6ff"/>
      <style:text-properties style:font-name="Courier New" fo:font-size="9pt" fo:font-style="normal" officeooo:rsid="00568e9a" officeooo:paragraph-rsid="007b2439" style:font-size-asian="9pt" style:font-style-asian="normal" style:font-size-complex="9pt" style:font-style-complex="normal"/>
    </style:style>
    <style:style style:name="P94" style:family="paragraph" style:parent-style-name="Standard">
      <style:paragraph-properties fo:padding="0.049cm" fo:border-left="0.06pt solid #000000" fo:border-right="none" fo:border-top="none" fo:border-bottom="none" style:shadow="none"/>
      <style:text-properties officeooo:paragraph-rsid="007653e5"/>
    </style:style>
    <style:style style:name="P95" style:family="paragraph" style:parent-style-name="Standard">
      <style:paragraph-properties fo:padding="0.049cm" fo:border-left="0.06pt solid #000000" fo:border-right="none" fo:border-top="none" fo:border-bottom="none" style:shadow="none"/>
      <style:text-properties officeooo:paragraph-rsid="004469ee"/>
    </style:style>
    <style:style style:name="P96" style:family="paragraph" style:parent-style-name="Standard">
      <style:paragraph-properties fo:text-align="start" style:justify-single-word="false" fo:padding="0.049cm" fo:border-left="0.06pt solid #000000" fo:border-right="none" fo:border-top="none" fo:border-bottom="none" style:shadow="none"/>
      <style:text-properties style:font-name="Arial"/>
    </style:style>
    <style:style style:name="P9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9pt" fo:font-style="normal" officeooo:rsid="0055a596" officeooo:paragraph-rsid="0055a596" style:font-size-asian="9pt" style:font-style-asian="normal" style:font-size-complex="9pt" style:font-style-complex="normal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0pt" fo:font-style="italic" officeooo:rsid="0058ca2c" officeooo:paragraph-rsid="0058ca2c" style:font-size-asian="8.75pt" style:font-style-asian="italic" style:font-size-complex="10pt" style:font-style-complex="italic"/>
    </style:style>
    <style:style style:name="T1" style:family="text">
      <style:text-properties fo:color="#ce181e" style:font-name="Arial" fo:font-size="12pt" fo:font-style="italic" fo:font-weight="bold" officeooo:rsid="00697cd7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color="#ce181e" style:font-name="Arial" fo:font-size="12pt" fo:font-style="italic" fo:font-weight="bold" officeooo:rsid="006c75c0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color="#ce181e" style:font-name="Arial" fo:font-size="10pt" fo:language="fr" fo:country="FR" style:text-underline-style="solid" style:text-underline-width="auto" style:text-underline-color="font-color" fo:font-weight="bold" officeooo:rsid="0077db80" style:font-size-asian="10pt" style:font-weight-asian="bold" style:font-size-complex="10pt" style:font-weight-complex="bold"/>
    </style:style>
    <style:style style:name="T4" style:family="text">
      <style:text-properties fo:color="#ce181e" style:font-name="Arial" fo:font-size="10pt" fo:language="fr" fo:country="FR" fo:font-weight="normal" officeooo:rsid="0077db80" style:font-size-asian="10pt" style:font-weight-asian="normal" style:font-size-complex="10pt" style:font-weight-complex="normal"/>
    </style:style>
    <style:style style:name="T5" style:family="text">
      <style:text-properties fo:color="#ce181e" style:font-name="Arial" fo:font-size="10pt" fo:language="fr" fo:country="FR" fo:font-weight="normal" officeooo:rsid="0052a538" style:font-size-asian="10pt" style:font-weight-asian="normal" style:font-size-complex="10pt" style:font-weight-complex="normal"/>
    </style:style>
    <style:style style:name="T6" style:family="text">
      <style:text-properties fo:color="#ce181e" style:font-name="Courier New" fo:font-size="9pt" fo:language="fr" fo:country="FR" officeooo:rsid="004b15c2" style:font-size-asian="9pt" style:font-size-complex="9pt"/>
    </style:style>
    <style:style style:name="T7" style:family="text">
      <style:text-properties fo:color="#ce181e" style:font-name="Courier New" fo:font-size="10pt" fo:language="fr" fo:country="FR" fo:font-weight="bold" officeooo:rsid="0052a538" style:font-size-asian="10pt" style:font-weight-asian="bold" style:font-size-complex="10pt" style:font-weight-complex="bold"/>
    </style:style>
    <style:style style:name="T8" style:family="text">
      <style:text-properties fo:color="#ce181e" style:font-name="Arial" fo:font-size="10pt" fo:language="fr" fo:country="FR" fo:font-weight="normal" officeooo:rsid="0052a538" style:font-size-asian="10pt" style:font-weight-asian="normal" style:font-size-complex="10pt" style:font-weight-complex="normal"/>
    </style:style>
    <style:style style:name="T9" style:family="text">
      <style:text-properties fo:font-style="italic" style:font-style-asian="italic"/>
    </style:style>
    <style:style style:name="T10" style:family="text">
      <style:text-properties style:font-name="Arial" fo:font-size="10pt" fo:language="fr" fo:country="FR" fo:font-style="normal" fo:font-weight="normal" officeooo:rsid="003f5771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Arial" fo:font-size="10pt" fo:language="fr" fo:country="FR" fo:font-weight="normal" style:font-size-asian="10pt" style:font-weight-asian="normal" style:font-size-complex="10pt" style:font-weight-complex="normal"/>
    </style:style>
    <style:style style:name="T12" style:family="text">
      <style:text-properties style:font-name="Arial" fo:font-size="10pt" fo:language="fr" fo:country="FR" fo:font-weight="normal" officeooo:rsid="003b69a1" style:font-size-asian="10pt" style:font-weight-asian="normal" style:font-size-complex="10pt" style:font-weight-complex="normal"/>
    </style:style>
    <style:style style:name="T13" style:family="text">
      <style:text-properties style:font-name="Arial" fo:font-size="10pt" fo:language="fr" fo:country="FR" fo:font-weight="normal" officeooo:rsid="003f5771" style:font-size-asian="10pt" style:font-weight-asian="normal" style:font-size-complex="10pt" style:font-weight-complex="normal"/>
    </style:style>
    <style:style style:name="T14" style:family="text">
      <style:text-properties style:font-name="Arial" fo:font-size="10pt" fo:language="fr" fo:country="FR" fo:font-weight="normal" officeooo:rsid="00403d33" style:font-size-asian="10pt" style:font-weight-asian="normal" style:font-size-complex="10pt" style:font-weight-complex="normal"/>
    </style:style>
    <style:style style:name="T15" style:family="text">
      <style:text-properties style:font-name="Arial" fo:font-size="10pt" fo:language="fr" fo:country="FR" fo:font-weight="normal" officeooo:rsid="004114d7" style:font-size-asian="10pt" style:font-weight-asian="normal" style:font-size-complex="10pt" style:font-weight-complex="normal"/>
    </style:style>
    <style:style style:name="T16" style:family="text">
      <style:text-properties style:font-name="Arial" fo:font-size="10pt" fo:language="fr" fo:country="FR" fo:font-weight="normal" officeooo:rsid="00425c8e" style:font-size-asian="10pt" style:font-weight-asian="normal" style:font-size-complex="10pt" style:font-weight-complex="normal"/>
    </style:style>
    <style:style style:name="T17" style:family="text">
      <style:text-properties style:font-name="Arial" fo:font-size="10pt" fo:language="fr" fo:country="FR" fo:font-weight="normal" officeooo:rsid="00435b1b" style:font-size-asian="10pt" style:font-weight-asian="normal" style:font-size-complex="10pt" style:font-weight-complex="normal"/>
    </style:style>
    <style:style style:name="T18" style:family="text">
      <style:text-properties style:font-name="Arial" fo:font-size="10pt" fo:language="fr" fo:country="FR" fo:font-weight="normal" officeooo:rsid="004469ee" style:font-size-asian="10pt" style:font-weight-asian="normal" style:font-size-complex="10pt" style:font-weight-complex="normal"/>
    </style:style>
    <style:style style:name="T19" style:family="text">
      <style:text-properties style:font-name="Arial" fo:font-size="10pt" fo:language="fr" fo:country="FR" fo:font-weight="normal" officeooo:rsid="0049889c" style:font-size-asian="10pt" style:font-weight-asian="normal" style:font-size-complex="10pt" style:font-weight-complex="normal"/>
    </style:style>
    <style:style style:name="T20" style:family="text">
      <style:text-properties style:font-name="Arial" fo:font-size="10pt" fo:language="fr" fo:country="FR" fo:font-weight="normal" officeooo:rsid="00482227" style:font-size-asian="10pt" style:font-weight-asian="normal" style:font-size-complex="10pt" style:font-weight-complex="normal"/>
    </style:style>
    <style:style style:name="T21" style:family="text">
      <style:text-properties style:font-name="Arial" fo:font-size="10pt" fo:language="fr" fo:country="FR" fo:font-weight="normal" officeooo:rsid="00701526" style:font-size-asian="10pt" style:font-weight-asian="normal" style:font-size-complex="10pt" style:font-weight-complex="normal"/>
    </style:style>
    <style:style style:name="T22" style:family="text">
      <style:text-properties style:font-name="Arial" fo:font-size="10pt" fo:language="fr" fo:country="FR" fo:font-weight="normal" officeooo:rsid="007653e5" style:font-size-asian="10pt" style:font-weight-asian="normal" style:font-size-complex="10pt" style:font-weight-complex="normal"/>
    </style:style>
    <style:style style:name="T23" style:family="text">
      <style:text-properties style:font-name="Arial" fo:font-size="10pt" fo:language="fr" fo:country="FR" fo:font-weight="normal" officeooo:rsid="0077db80" style:font-size-asian="10pt" style:font-weight-asian="normal" style:font-size-complex="10pt" style:font-weight-complex="normal"/>
    </style:style>
    <style:style style:name="T24" style:family="text">
      <style:text-properties style:font-name="Arial" fo:font-size="10pt" fo:language="fr" fo:country="FR" fo:font-weight="normal" officeooo:rsid="0078f627" style:font-size-asian="10pt" style:font-weight-asian="normal" style:font-size-complex="10pt" style:font-weight-complex="normal"/>
    </style:style>
    <style:style style:name="T25" style:family="text">
      <style:text-properties style:font-name="Arial" fo:font-size="10pt" fo:language="fr" fo:country="FR" style:text-underline-style="solid" style:text-underline-width="auto" style:text-underline-color="font-color" fo:font-weight="normal" officeooo:rsid="00403d33" style:font-size-asian="10pt" style:font-weight-asian="normal" style:font-size-complex="10pt" style:font-weight-complex="normal"/>
    </style:style>
    <style:style style:name="T26" style:family="text">
      <style:text-properties style:font-name="Arial" fo:font-size="10pt" fo:language="fr" fo:country="FR" style:text-underline-style="solid" style:text-underline-width="auto" style:text-underline-color="font-color" fo:font-weight="normal" officeooo:rsid="00482227" style:font-size-asian="10pt" style:font-weight-asian="normal" style:font-size-complex="10pt" style:font-weight-complex="normal"/>
    </style:style>
    <style:style style:name="T27" style:family="text">
      <style:text-properties style:font-name="Arial" fo:font-size="10pt" fo:language="fr" fo:country="FR" style:text-underline-style="solid" style:text-underline-width="auto" style:text-underline-color="font-color" fo:font-weight="normal" officeooo:rsid="0049889c" style:font-size-asian="10pt" style:font-weight-asian="normal" style:font-size-complex="10pt" style:font-weight-complex="normal"/>
    </style:style>
    <style:style style:name="T28" style:family="text">
      <style:text-properties style:font-name="Arial" fo:font-size="10pt" fo:language="fr" fo:country="FR" style:text-underline-style="solid" style:text-underline-width="auto" style:text-underline-color="font-color" fo:font-weight="normal" officeooo:rsid="0078f627" style:font-size-asian="10pt" style:font-weight-asian="normal" style:font-size-complex="10pt" style:font-weight-complex="normal"/>
    </style:style>
    <style:style style:name="T29" style:family="text">
      <style:text-properties style:font-name="Arial" fo:font-size="10pt" fo:language="fr" fo:country="FR" fo:font-style="italic" fo:font-weight="normal" officeooo:rsid="00425c8e" style:font-size-asian="10pt" style:font-style-asian="italic" style:font-weight-asian="normal" style:font-size-complex="10pt" style:font-style-complex="italic" style:font-weight-complex="normal"/>
    </style:style>
    <style:style style:name="T30" style:family="text">
      <style:text-properties style:font-name="Arial" fo:font-size="10pt" fo:language="fr" fo:country="FR" fo:font-style="italic" fo:font-weight="normal" officeooo:rsid="0078f627" style:font-size-asian="10pt" style:font-style-asian="italic" style:font-weight-asian="normal" style:font-size-complex="10pt" style:font-style-complex="italic" style:font-weight-complex="normal"/>
    </style:style>
    <style:style style:name="T31" style:family="text">
      <style:text-properties style:font-name="Arial" fo:font-size="10pt" fo:language="fr" fo:country="FR" fo:font-weight="bold" officeooo:rsid="003f5771" style:font-size-asian="10pt" style:font-weight-asian="bold" style:font-size-complex="10pt" style:font-weight-complex="bold"/>
    </style:style>
    <style:style style:name="T32" style:family="text">
      <style:text-properties style:font-name="Arial" fo:font-size="10pt" fo:language="fr" fo:country="FR" fo:font-weight="bold" officeooo:rsid="00435b1b" style:font-size-asian="10pt" style:font-weight-asian="bold" style:font-size-complex="10pt" style:font-weight-complex="bold"/>
    </style:style>
    <style:style style:name="T33" style:family="text">
      <style:text-properties style:font-name="Arial" fo:font-size="10pt" fo:language="fr" fo:country="FR" fo:font-weight="bold" officeooo:rsid="0078f627" style:font-size-asian="10pt" style:font-weight-asian="bold" style:font-size-complex="10pt" style:font-weight-complex="bold"/>
    </style:style>
    <style:style style:name="T34" style:family="text">
      <style:text-properties style:font-name="Arial" fo:font-size="10pt" style:font-size-asian="10pt"/>
    </style:style>
    <style:style style:name="T35" style:family="text">
      <style:text-properties style:font-name="Arial" fo:font-size="10pt" officeooo:rsid="00509b62" style:font-size-asian="10pt"/>
    </style:style>
    <style:style style:name="T36" style:family="text">
      <style:text-properties style:font-name="Arial" fo:font-size="10pt" officeooo:rsid="00583d02" style:font-size-asian="10pt"/>
    </style:style>
    <style:style style:name="T37" style:family="text">
      <style:text-properties style:font-name="Arial" fo:font-size="10pt" officeooo:rsid="007a292a" style:font-size-asian="10pt"/>
    </style:style>
    <style:style style:name="T38" style:family="text">
      <style:text-properties style:font-name="Arial" fo:language="fr" fo:country="FR"/>
    </style:style>
    <style:style style:name="T39" style:family="text">
      <style:text-properties style:font-name="Arial" fo:language="fr" fo:country="FR" officeooo:rsid="004114d7"/>
    </style:style>
    <style:style style:name="T40" style:family="text">
      <style:text-properties style:font-name="Arial" fo:language="fr" fo:country="FR" style:text-underline-style="none"/>
    </style:style>
    <style:style style:name="T41" style:family="text">
      <style:text-properties style:font-name="Arial" fo:language="fr" fo:country="FR" style:text-underline-style="none" fo:font-weight="bold" style:font-weight-asian="bold" style:font-weight-complex="bold"/>
    </style:style>
    <style:style style:name="T42" style:family="text">
      <style:text-properties style:font-name="Arial" fo:language="fr" fo:country="FR" fo:font-weight="bold" officeooo:rsid="002b3915" style:font-weight-asian="bold" style:font-weight-complex="bold"/>
    </style:style>
    <style:style style:name="T43" style:family="text">
      <style:text-properties style:font-name="Arial" fo:language="fr" fo:country="FR" fo:font-weight="bold" officeooo:rsid="002e1ced" style:font-weight-asian="bold" style:font-weight-complex="bold"/>
    </style:style>
    <style:style style:name="T44" style:family="text">
      <style:text-properties style:font-name="Arial" fo:language="fr" fo:country="FR" fo:font-weight="bold" officeooo:rsid="002fccc0" style:font-weight-asian="bold" style:font-weight-complex="bold"/>
    </style:style>
    <style:style style:name="T45" style:family="text">
      <style:text-properties style:font-name="Arial" fo:language="fr" fo:country="FR" fo:font-weight="bold" officeooo:rsid="003068f3" style:font-weight-asian="bold" style:font-weight-complex="bold"/>
    </style:style>
    <style:style style:name="T46" style:family="text">
      <style:text-properties style:font-name="Arial" fo:language="fr" fo:country="FR" fo:font-weight="bold" officeooo:rsid="00376f2a" style:font-weight-asian="bold" style:font-weight-complex="bold"/>
    </style:style>
    <style:style style:name="T47" style:family="text">
      <style:text-properties style:font-name="Arial" fo:language="fr" fo:country="FR" fo:font-weight="bold" officeooo:rsid="00360300" style:font-weight-asian="bold" style:font-weight-complex="bold"/>
    </style:style>
    <style:style style:name="T48" style:family="text">
      <style:text-properties style:font-name="Arial" fo:language="fr" fo:country="FR" fo:font-weight="bold" officeooo:rsid="00385fd0" style:font-weight-asian="bold" style:font-weight-complex="bold"/>
    </style:style>
    <style:style style:name="T49" style:family="text">
      <style:text-properties style:font-name="Arial" fo:language="fr" fo:country="FR" fo:font-weight="bold" officeooo:rsid="003b14ab" style:font-weight-asian="bold" style:font-weight-complex="bold"/>
    </style:style>
    <style:style style:name="T50" style:family="text">
      <style:text-properties fo:font-size="10pt" fo:font-style="italic" style:font-size-asian="10pt" style:font-style-asian="italic" style:font-style-complex="italic"/>
    </style:style>
    <style:style style:name="T51" style:family="text">
      <style:text-properties fo:language="fr" fo:country="FR" fo:font-weight="normal" style:font-weight-asian="normal" style:font-weight-complex="normal"/>
    </style:style>
    <style:style style:name="T52" style:family="text">
      <style:text-properties fo:language="fr" fo:country="FR" fo:font-weight="normal" officeooo:rsid="0077db80" style:font-weight-asian="normal" style:font-weight-complex="normal"/>
    </style:style>
    <style:style style:name="T53" style:family="text">
      <style:text-properties fo:language="fr" fo:country="FR" fo:font-weight="normal" officeooo:rsid="007b2439" style:font-weight-asian="normal" style:font-weight-complex="normal"/>
    </style:style>
    <style:style style:name="T54" style:family="text">
      <style:text-properties style:font-name="Courier New" fo:font-size="10pt" fo:language="fr" fo:country="FR" fo:font-weight="normal" officeooo:rsid="0049889c" style:font-size-asian="10pt" style:font-weight-asian="normal" style:font-size-complex="10pt" style:font-weight-complex="normal"/>
    </style:style>
    <style:style style:name="T55" style:family="text">
      <style:text-properties style:font-name="Courier New" fo:font-size="9pt" fo:language="fr" fo:country="FR" fo:font-weight="normal" style:font-size-asian="9pt" style:font-weight-asian="normal" style:font-size-complex="9pt" style:font-weight-complex="normal"/>
    </style:style>
    <style:style style:name="T56" style:family="text">
      <style:text-properties style:font-name="Courier New" fo:font-size="9pt" fo:language="fr" fo:country="FR" fo:font-weight="normal" officeooo:rsid="003b69a1" style:font-size-asian="9pt" style:font-weight-asian="normal" style:font-size-complex="9pt" style:font-weight-complex="normal"/>
    </style:style>
    <style:style style:name="T57" style:family="text">
      <style:text-properties style:font-name="Courier New" fo:font-size="9pt" fo:language="fr" fo:country="FR" fo:font-weight="normal" officeooo:rsid="0077db80" style:font-size-asian="9pt" style:font-weight-asian="normal" style:font-size-complex="9pt" style:font-weight-complex="normal"/>
    </style:style>
    <style:style style:name="T58" style:family="text">
      <style:text-properties style:font-name="Courier New" fo:font-size="9pt" fo:language="fr" fo:country="FR" fo:font-weight="normal" officeooo:rsid="007b2439" style:font-size-asian="9pt" style:font-weight-asian="normal" style:font-size-complex="9pt" style:font-weight-complex="normal"/>
    </style:style>
    <style:style style:name="T59" style:family="text">
      <style:text-properties style:font-name="Courier New" fo:font-size="9pt" fo:language="fr" fo:country="FR" style:font-size-asian="9pt" style:font-size-complex="9pt"/>
    </style:style>
    <style:style style:name="T60" style:family="text">
      <style:text-properties style:font-name="Courier New" fo:font-size="9pt" style:font-size-asian="9pt" style:font-size-complex="9pt"/>
    </style:style>
    <style:style style:name="T61" style:family="text">
      <style:text-properties style:font-name="Courier New" fo:font-size="9pt" officeooo:rsid="00628483" style:font-size-asian="9pt" style:font-size-complex="9pt"/>
    </style:style>
    <style:style style:name="T62" style:family="text">
      <style:text-properties style:font-name="Courier New" fo:font-size="9pt" officeooo:rsid="0072d5e9" style:font-size-asian="9pt" style:font-size-complex="9pt"/>
    </style:style>
    <style:style style:name="T63" style:family="text">
      <style:text-properties style:font-name="Courier New" fo:font-size="9pt" officeooo:rsid="0073c917" style:font-size-asian="9pt" style:font-size-complex="9pt"/>
    </style:style>
    <style:style style:name="T64" style:family="text">
      <style:text-properties style:font-name="Courier New" fo:font-size="9pt" officeooo:rsid="007b753e" style:font-size-asian="9pt" style:font-size-complex="9pt"/>
    </style:style>
    <style:style style:name="T65" style:family="text">
      <style:text-properties style:font-name="Courier New" fo:font-size="9pt" fo:font-weight="bold" style:font-size-asian="9pt" style:font-weight-asian="bold" style:font-size-complex="9pt"/>
    </style:style>
    <style:style style:name="T66" style:family="text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T67" style:family="text">
      <style:text-properties style:font-name="Courier New" officeooo:rsid="0041b4a8"/>
    </style:style>
    <style:style style:name="T68" style:family="text">
      <style:text-properties fo:font-weight="bold" style:font-weight-asian="bold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officeooo:rsid="0039ff80"/>
    </style:style>
    <style:style style:name="T71" style:family="text">
      <style:text-properties officeooo:rsid="003d5f48"/>
    </style:style>
    <style:style style:name="T72" style:family="text">
      <style:text-properties fo:color="#000000" fo:language="fr" fo:country="FR" fo:font-weight="normal" officeooo:rsid="00482227" style:font-size-asian="10pt" style:font-weight-asian="normal" style:font-weight-complex="normal"/>
    </style:style>
    <style:style style:name="T73" style:family="text">
      <style:text-properties fo:color="#000000" style:font-size-asian="10pt"/>
    </style:style>
    <style:style style:name="T74" style:family="text">
      <style:text-properties fo:color="#000000" officeooo:rsid="005a01bd" style:font-size-asian="10pt"/>
    </style:style>
    <style:style style:name="T75" style:family="text">
      <style:text-properties fo:color="#000000" fo:font-size="10pt" style:font-size-asian="10pt"/>
    </style:style>
    <style:style style:name="T76" style:family="text">
      <style:text-properties fo:color="#000000" fo:font-size="10pt" officeooo:rsid="005a01bd" style:font-size-asian="10pt"/>
    </style:style>
    <style:style style:name="T77" style:family="text">
      <style:text-properties fo:color="#000000" fo:font-size="10pt" officeooo:rsid="005ba317" style:font-size-asian="10pt"/>
    </style:style>
    <style:style style:name="T78" style:family="text">
      <style:text-properties fo:color="#000000" fo:font-size="10pt" officeooo:rsid="007becd7" style:font-size-asian="10pt"/>
    </style:style>
    <style:style style:name="T79" style:family="text">
      <style:text-properties fo:color="#000000" fo:font-size="10pt" fo:font-weight="bold" style:font-size-asian="10pt" style:font-weight-asian="bold"/>
    </style:style>
    <style:style style:name="T80" style:family="text">
      <style:text-properties fo:color="#000000" fo:font-size="10pt" fo:font-style="italic" style:font-size-asian="10pt" style:font-style-asian="italic"/>
    </style:style>
    <style:style style:name="T81" style:family="text">
      <style:text-properties fo:color="#000000" style:font-name="Courier New" fo:font-size="10pt" fo:font-weight="bold" style:font-size-asian="10pt" style:font-weight-asian="bold"/>
    </style:style>
    <style:style style:name="T82" style:family="text">
      <style:text-properties style:use-window-font-color="true" fo:font-size="10pt" style:font-size-asian="10pt"/>
    </style:style>
    <style:style style:name="T83" style:family="text">
      <style:text-properties style:use-window-font-color="true" fo:font-size="10pt" fo:font-style="italic" style:font-size-asian="10pt" style:font-style-asian="italic" style:font-style-complex="italic"/>
    </style:style>
    <style:style style:name="T84" style:family="text">
      <style:text-properties officeooo:rsid="00623ce3"/>
    </style:style>
    <style:style style:name="T85" style:family="text">
      <style:text-properties officeooo:rsid="0041b4a8"/>
    </style:style>
    <style:style style:name="T86" style:family="text">
      <style:text-properties officeooo:rsid="0071813d"/>
    </style:style>
    <style:style style:name="T87" style:family="text">
      <style:text-properties officeooo:rsid="007a292a"/>
    </style:style>
    <style:style style:name="T88" style:family="text">
      <style:text-properties style:font-name="Courier New" fo:font-size="10pt" fo:font-style="italic" style:font-size-asian="10pt" style:font-style-asian="italic" style:font-style-complex="italic"/>
    </style:style>
    <style:style style:name="T89" style:family="text">
      <style:text-properties style:font-name="Courier New" fo:font-size="10pt" style:font-size-asian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50631947" text:style-name="L1">
        <text:list-header>
          <text:p text:style-name="P73"/>
        </text:list-header>
        <text:list-item>
          <text:p text:style-name="P74">Extraction de données</text:p>
        </text:list-item>
      </text:list>
      <text:p text:style-name="Standard"><text:span text:style-name="Strong_20_Emphasis"><text:span text:style-name="T11"/></text:span></text:p>
      <text:p text:style-name="P29"><text:span text:style-name="Strong_20_Emphasis"><text:span text:style-name="T55"><text:s/>SELECT &lt;liste des noms de colonnes&gt; FROM &lt;liste des noms de tables&gt;</text:span></text:span></text:p>
      <text:p text:style-name="P30"/>
      <text:p text:style-name="P30"><text:s/>SELECT * FROM tab1<text:tab/><text:tab/><text:tab/><text:tab/>(toutes les colonnes)</text:p>
      <text:p text:style-name="P30"><text:s/>SELECT col1,col3 FROM tab1<text:tab/><text:tab/><text:tab/>(une partie des colonnes)</text:p>
      <text:p text:style-name="P30"><text:s/>SELECT DISTINCT col1 FROM tab1<text:tab/><text:tab/>(élimine les doublons)</text:p>
      <text:p text:style-name="P30"><text:s/>SELECT nom AS "nom personne" FROM tab1<text:tab/>(renommage des colonnes)</text:p>
      <text:p text:style-name="P3"/>
      <text:list xml:id="list143929389816267" text:continue-numbering="true" text:style-name="L1">
        <text:list-item>
          <text:p text:style-name="P83"><text:span text:style-name="T42">Ex</text:span><text:span text:style-name="T43">pression des restrictions</text:span></text:p>
        </text:list-item>
      </text:list>
      <text:p text:style-name="P13"><text:span text:style-name="Strong_20_Emphasis"><text:span text:style-name="T11"/></text:span></text:p>
      <text:p text:style-name="P31"><text:span text:style-name="Strong_20_Emphasis"><text:span text:style-name="T55"><text:s/>SELECT * FROM tab1 WHERE &lt;condition(s)&gt;</text:span></text:span></text:p>
      <text:p text:style-name="P32"/>
      <text:p text:style-name="P32"><text:s/>SELECT * FROM tab1 WHERE ville IN ('Brest ','Rennes ','Paris ')</text:p>
      <text:p text:style-name="P32"><text:s/>SELECT * FROM tab1 WHERE age NOT BETWEEN 15 AND 20</text:p>
      <text:p text:style-name="P32"><text:s/>SELECT * FROM tab1 WHERE travail<text:span text:style-name="T69"> IS NULL</text:span></text:p>
      <text:p text:style-name="P32"><text:s/>SELECT * FROM tab1 WHERE travail<text:span text:style-name="T69"> IS NOT NULL</text:span></text:p>
      <text:p text:style-name="P32"/>
      <text:p text:style-name="P32"><text:tab/><text:tab/>&gt; &gt;= &lt; &lt;= = &lt;&gt; (comparateur arithmétiques)</text:p>
      <text:p text:style-name="P32"><text:tab/><text:tab/>AND OR NOT (comparateur logique)</text:p>
      <text:p text:style-name="P32"><text:tab/><text:tab/>% (n’importe quelle séquence de car.)</text:p>
      <text:p text:style-name="P39"><text:tab/><text:tab/>_ (soulignement) (n’importe quel caractère)</text:p>
      <text:p text:style-name="P4"/>
      <text:list xml:id="list143929455322726" text:continue-numbering="true" text:style-name="L1">
        <text:list-item>
          <text:p text:style-name="P75">Tri et présentation des résultats</text:p>
        </text:list-item>
      </text:list>
      <text:p text:style-name="P13"><text:span text:style-name="Strong_20_Emphasis"><text:span text:style-name="T11"/></text:span></text:p>
      <text:p text:style-name="P31"><text:span text:style-name="Strong_20_Emphasis"><text:span text:style-name="T55"><text:s/>SELECT * FROM tab1 ORDER BY col1<text:tab/><text:tab/><text:tab/>(tri ascendant par d</text:span></text:span><text:span text:style-name="T60">éfaut)</text:span></text:p>
      <text:p text:style-name="P32"><text:s/>SELECT * FROM tab1 ORDER BY col5,col7<text:tab/><text:tab/>(tri par col5 puis tri par col7)</text:p>
      <text:p text:style-name="P32"><text:s/>SELECT * FROM tab1 ORDER BY age ASC, sexe DESC<text:tab/>(tri ascendant ou descendant)</text:p>
      <text:p text:style-name="P4"/>
      <text:list xml:id="list143928645799434" text:continue-numbering="true" text:style-name="L1">
        <text:list-item>
          <text:p text:style-name="P76">Expression des jointures</text:p>
        </text:list-item>
      </text:list>
      <text:p text:style-name="P14"><text:span text:style-name="Strong_20_Emphasis"><text:span text:style-name="T11"/></text:span></text:p>
      <text:p text:style-name="P31"><text:span text:style-name="Strong_20_Emphasis"><text:span text:style-name="T55"><text:s/>SELECT * FROM tab1,tab2<text:tab/>(jointure sans qualification = </text:span></text:span><text:span text:style-name="T66">produit cartésien</text:span><text:span text:style-name="T60">)</text:span></text:p>
      <text:p text:style-name="P32"/>
      <text:p text:style-name="P32"><text:s/>SELECT * FROM tab1,tab2</text:p>
      <text:p text:style-name="P32"><text:s/>WHERE tab1.col1=tab2.col2<text:tab/>(jointure avec égalité = équijointure)</text:p>
      <text:p text:style-name="P32"/>
      <text:p text:style-name="P32"><text:s/>SELECT * FROM tab1 t1,tab2 t2,tab3 t3</text:p>
      <text:p text:style-name="P32"><text:s/>WHERE t1.col1=t2.col2 AND t2.col2=t3.col3<text:tab/>(courant : n tables =&gt; n-1 jointures)</text:p>
      <text:p text:style-name="P4"/>
      <text:list xml:id="list143929874661847" text:continue-numbering="true" text:style-name="L1">
        <text:list-item>
          <text:p text:style-name="P84"><text:span text:style-name="T44">Expression des </text:span><text:span text:style-name="T45">manipulations de données</text:span></text:p>
        </text:list-item>
      </text:list>
      <text:p text:style-name="P15"><text:span text:style-name="Strong_20_Emphasis"><text:span text:style-name="T11"/></text:span></text:p>
      <text:p text:style-name="P31"><text:span text:style-name="Strong_20_Emphasis"><text:span text:style-name="T55"><text:s/>SELECT designation, prix*1.196 AS 'P. TTC' FROM tab1</text:span></text:span></text:p>
      <text:p text:style-name="P32"/>
      <text:p text:style-name="P32"><text:s/>YEAR, MONTH, DATE, DAYOFWEEK, …<text:tab/><text:tab/><text:tab/>(date)</text:p>
      <text:p text:style-name="P32"><text:s/>SUBSTRING, UPPER, LOWER, CHARACTER_LENGTH, …<text:tab/>(manipulation de chaînes de car.)</text:p>
      <text:p text:style-name="P5"/>
      <text:list xml:id="list143928661208026" text:continue-numbering="true" text:style-name="L1">
        <text:list-item>
          <text:p text:style-name="P77">Fonctions statistiques</text:p>
        </text:list-item>
      </text:list>
      <text:p text:style-name="P16"><text:span text:style-name="Strong_20_Emphasis"><text:span text:style-name="T11"/></text:span></text:p>
      <text:p text:style-name="P41"><text:span text:style-name="Strong_20_Emphasis"><text:span text:style-name="T55"><text:s/>AVG<text:tab/>(moyenne)</text:span></text:span></text:p>
      <text:p text:style-name="P32"><text:s/>COUNT<text:tab/>(nombre d’éléments)</text:p>
      <text:p text:style-name="P32"><text:s/>MAX<text:tab/>(maximum)</text:p>
      <text:p text:style-name="P32"><text:s/>MIN<text:tab/>(minimum)</text:p>
      <text:p text:style-name="P32"><text:s/>SUM<text:tab/>(somme)</text:p>
      <text:p text:style-name="P32"/>
      <text:p text:style-name="P32"><text:s/>SELECT COUNT(*) FROM tab1<text:tab/>(compte le nombre de lignes)</text:p>
      <text:p text:style-name="P32"><text:s/>SELECT SUM(col1) FROM tab2<text:tab/>(calcule la somme de toutes valeurs détenues par col1 de tab2)</text:p>
      <text:p text:style-name="P6"/>
      <text:list xml:id="list143930042084995" text:continue-numbering="true" text:style-name="L1">
        <text:list-item>
          <text:p text:style-name="P78">Regroupements</text:p>
        </text:list-item>
      </text:list>
      <text:p text:style-name="P17"><text:span text:style-name="Strong_20_Emphasis"><text:span text:style-name="T11"/></text:span></text:p>
      <text:p text:style-name="P31"><text:span text:style-name="Strong_20_Emphasis"><text:span text:style-name="T55"><text:s/>SELECT COUNT(*) FROM tab1 </text:span></text:span><text:span text:style-name="T66">GROUP BY</text:span><text:span text:style-name="T65"> </text:span><text:span text:style-name="T60">col1</text:span></text:p>
      <text:p text:style-name="P32"><text:tab/><text:tab/>(compte les nombres de lignes partageant la même valeur de col1)</text:p>
      <text:p text:style-name="P4"/>
      <text:list xml:id="list143930097855978" text:continue-numbering="true" text:style-name="L1">
        <text:list-item>
          <text:p text:style-name="P85"><text:span text:style-name="T46">Sélection de r</text:span><text:span text:style-name="T47">egroupements</text:span></text:p>
        </text:list-item>
      </text:list>
      <text:p text:style-name="P17"><text:span text:style-name="Strong_20_Emphasis"><text:span text:style-name="T11"/></text:span></text:p>
      <text:p text:style-name="P31"><text:span text:style-name="Strong_20_Emphasis"><text:span text:style-name="T55"><text:s/>SELECT product_name, SUM(sales)</text:span></text:span></text:p>
      <text:p text:style-name="P32"><text:s/>FROM product_information</text:p>
      <text:p text:style-name="P32"><text:span text:style-name="T69"><text:s/>GROUP BY</text:span><text:span text:style-name="T68"> </text:span>product_name</text:p>
      <text:p text:style-name="P40"><text:span text:style-name="T66"><text:s/>HAVING</text:span><text:span text:style-name="T65"> </text:span><text:span text:style-name="T60">SUM(sales) &gt; 1200<text:tab/>(sélectionne les produits ayant dépassé un CA donné)</text:span></text:p>
      <text:list xml:id="list143928335379385" text:continue-numbering="true" text:style-name="L1">
        <text:list-item>
          <text:p text:style-name="P86"><text:soft-page-break/><text:span text:style-name="T46">S</text:span><text:span text:style-name="T48">ous-requêtes SQL</text:span></text:p>
        </text:list-item>
      </text:list>
      <text:p text:style-name="P18"><text:span text:style-name="Strong_20_Emphasis"><text:span text:style-name="T11"/></text:span></text:p>
      <text:p text:style-name="P36"><text:span text:style-name="Strong_20_Emphasis"><text:span text:style-name="T51"><text:s/>SELECT * FROM tab1 WHERE prix &gt; (SELECT MIN(prix) FROM tab2)</text:span></text:span></text:p>
      <text:p text:style-name="P32"><text:s/>SELECT * FROM tab1 WHERE nom NOT IN (SELECT nom FROM tab2)</text:p>
      <text:p text:style-name="P32"/>
      <text:p text:style-name="P33"><text:s/>SELECT * FROM tab1 </text:p>
      <text:p text:style-name="P33"><text:s/>WHERE prix &gt; ALL (SELECT prix FROM tab2)<text:tab/>(sup<text:span text:style-name="T70">érieur</text:span> à t<text:span text:style-name="T70">ou</text:span>tes les valeurs)</text:p>
      <text:p text:style-name="P32"/>
      <text:p text:style-name="P32"><text:s/>SELECT * FROM tab1 WHERE prix &gt; ANY (SELECT prix FROM tab2)<text:tab/>(sup<text:span text:style-name="T70">érieur</text:span> à au moins 1)</text:p>
      <text:p text:style-name="P7"/>
      <text:list xml:id="list143929801037031" text:continue-numbering="true" text:style-name="L1">
        <text:list-item>
          <text:p text:style-name="P79">Opérateurs ensemblistes</text:p>
        </text:list-item>
      </text:list>
      <text:p text:style-name="P19"><text:span text:style-name="Strong_20_Emphasis"><text:span text:style-name="T11"/></text:span></text:p>
      <text:p text:style-name="P20"><text:span text:style-name="Strong_20_Emphasis"><text:span text:style-name="T12">Ils s'intercalent entre deux sélections :</text:span></text:span></text:p>
      <text:p text:style-name="P20"><text:span text:style-name="Strong_20_Emphasis"><text:span text:style-name="T12"/></text:span></text:p>
      <text:p text:style-name="P42"><text:span text:style-name="Strong_20_Emphasis"><text:span text:style-name="T56"><text:s/>UNION</text:span></text:span></text:p>
      <text:p text:style-name="P32"><text:s/>INTERSECT</text:p>
      <text:p text:style-name="P32"><text:s/>EXCEPT (différence)</text:p>
      <text:p text:style-name="P4"/>
      <text:list xml:id="list143928446126716" text:continue-numbering="true" text:style-name="L1">
        <text:list-item>
          <text:p text:style-name="P87"><text:span text:style-name="T49">Insertions</text:span><text:span text:style-name="T48"> </text:span><text:span text:style-name="T49">(2 syntaxes possibles)</text:span></text:p>
        </text:list-item>
      </text:list>
      <text:p text:style-name="P19"/>
      <text:p text:style-name="P43"><text:span text:style-name="Strong_20_Emphasis"><text:span text:style-name="T55"><text:s/>INSERT INTO tab1 VALUES ('abc',5,7)<text:tab/>(toutes les valeurs doivent </text:span></text:span><text:span text:style-name="T60">être renseignées)</text:span></text:p>
      <text:p text:style-name="P34"/>
      <text:p text:style-name="P34"><text:s/>INSERT INTO tab1(col2,col7) VALUES ('abc',7)</text:p>
      <text:p text:style-name="P34"><text:tab/><text:tab/>(on ne renseigne que les colonnes indiquées)</text:p>
      <text:p text:style-name="P32"><text:tab/><text:tab/>=&gt; les col<text:span text:style-name="T71">onne</text:span>s non précisées sont mises à leur valeur par défaut</text:p>
      <text:p text:style-name="P32"/>
      <text:p text:style-name="P32"><text:s/>INSERT INTO tab1 SELECT * FROM tab2</text:p>
      <text:p text:style-name="P8"/>
      <text:list xml:id="list143930006726599" text:continue-numbering="true" text:style-name="L1">
        <text:list-item>
          <text:p text:style-name="P79">Mises à jour</text:p>
        </text:list-item>
      </text:list>
      <text:p text:style-name="P19"><text:span text:style-name="Strong_20_Emphasis"><text:span text:style-name="T11"/></text:span></text:p>
      <text:p text:style-name="P43"><text:span text:style-name="Strong_20_Emphasis"><text:span text:style-name="T55"><text:s/>UPDATE tab1 SET col7='ab' WHERE col1=1</text:span></text:span></text:p>
      <text:p text:style-name="P32"><text:tab/><text:tab/>(Attention, en absence de restriction <text:span text:style-name="T68">toutes </text:span>les lignes sont impactées)</text:p>
      <text:p text:style-name="P8"/>
      <text:list xml:id="list143929223576358" text:continue-numbering="true" text:style-name="L1">
        <text:list-item>
          <text:p text:style-name="P87"><text:span text:style-name="T46">S</text:span><text:span text:style-name="T49">uppressions</text:span></text:p>
        </text:list-item>
      </text:list>
      <text:p text:style-name="P19"><text:span text:style-name="Strong_20_Emphasis"><text:span text:style-name="T11"/></text:span></text:p>
      <text:p text:style-name="P31"><text:span text:style-name="Strong_20_Emphasis"><text:span text:style-name="T55"><text:s/>DELETE FROM tab1 WHERE col1=1</text:span></text:span></text:p>
      <text:p text:style-name="P32"><text:s/>DELETE FROM tab1 WHERE col1 IN (SELECT no FROM tab2)</text:p>
      <text:p text:style-name="P32"/>
      <text:p text:style-name="P35"><text:s/>DELETE FROM tab1</text:p>
      <text:p text:style-name="P35"><text:tab/><text:tab/>(Attention, en absence de restriction <text:span text:style-name="T68">toutes </text:span>les lignes sont impactées =&gt; vide la <text:tab/><text:tab/>table !)</text:p>
      <text:p text:style-name="P4"/>
      <text:p text:style-name="P63">Les éléments ci-après necessitent les opérations SQL suivantes pour la démonstration :</text:p>
      <text:p text:style-name="P61"/>
      <text:p text:style-name="P89">→<text:span text:style-name="T85"> Créez en local une base nommée </text:span><text:span text:style-name="T67">bibliotec</text:span><text:span text:style-name="T85"> et implantez-y la table suivante :</text:span></text:p>
      <text:p text:style-name="P89"/>
      <text:p text:style-name="P90"><text:s/>CREATE TABLE IF NOT EXISTS `books` (</text:p>
      <text:p text:style-name="P90"><text:s text:c="2"/>`id` int(11) NOT NULL AUTO_INCREMENT,</text:p>
      <text:p text:style-name="P90"><text:s text:c="2"/>`title` varchar(65) NOT NULL,</text:p>
      <text:p text:style-name="P90"><text:s text:c="2"/>`author` varchar(65) NOT NULL,</text:p>
      <text:p text:style-name="P90"><text:s text:c="2"/>`publisher` varchar(65) DEFAULT NULL,</text:p>
      <text:p text:style-name="P90"><text:s text:c="2"/>`ean` varchar(13) NOT NULL,</text:p>
      <text:p text:style-name="P90"><text:s text:c="2"/>`genre` varchar(20) NOT NULL,</text:p>
      <text:p text:style-name="P90"><text:s text:c="2"/>PRIMARY KEY (`id`),</text:p>
      <text:p text:style-name="P90"><text:s text:c="2"/>UNIQUE KEY `ean` (`ean`)</text:p>
      <text:p text:style-name="P90"><text:s/>) ENGINE=InnoDB DEFAULT CHARSET=utf8 ;</text:p>
      <text:p text:style-name="P88"/>
      <text:list xml:id="list143928720100099" text:continue-numbering="true" text:style-name="L1">
        <text:list-item>
          <text:p text:style-name="P80">Vue</text:p>
        </text:list-item>
      </text:list>
      <text:p text:style-name="P21"><text:span text:style-name="Strong_20_Emphasis"><text:span text:style-name="T11"/></text:span></text:p>
      <text:p text:style-name="P66"><text:span text:style-name="Strong_20_Emphasis"><text:span text:style-name="T13">Une vue est une requête SQL stockée sur le serveur, appelée par son nom et </text:span></text:span><text:span text:style-name="Strong_20_Emphasis"><text:span text:style-name="T31">utilisée comme une table</text:span></text:span><text:span text:style-name="Strong_20_Emphasis"><text:span text:style-name="T13">.</text:span></text:span></text:p>
      <text:p text:style-name="P22"><text:span text:style-name="Strong_20_Emphasis"><text:span text:style-name="T13"/></text:span></text:p>
      <text:p text:style-name="P45"><text:span text:style-name="Strong_20_Emphasis"><text:span text:style-name="T55"><text:s/></text:span></text:span><text:span text:style-name="Strong_20_Emphasis"><text:span text:style-name="T59">CREATE VIEW </text:span></text:span><text:span text:style-name="T62">books_policier</text:span><text:span text:style-name="T60"> AS</text:span></text:p>
      <text:p text:style-name="P46"><text:s/><text:tab/>SELECT <text:span text:style-name="T86">title, author, ean</text:span></text:p>
      <text:p text:style-name="P56"><text:s/><text:tab/>FROM <text:span text:style-name="T85">books</text:span></text:p>
      <text:p text:style-name="P46"><text:s/><text:tab/><text:span text:style-name="T86">WHERE genre LIKE 'Policier'</text:span>;</text:p>
      <text:p text:style-name="P22"><text:span text:style-name="Strong_20_Emphasis"><text:span text:style-name="T13"/></text:span></text:p>
      <text:p text:style-name="P64"><text:span text:style-name="Strong_20_Emphasis"><text:span text:style-name="T25">Restriction :</text:span></text:span><text:span text:style-name="Strong_20_Emphasis"><text:span text:style-name="T14"> problème de performances car pas de création d'index sur une vue et fonction statistiques applicables à toutes les lignes.</text:span></text:span></text:p>
      <text:p text:style-name="P11"><text:soft-page-break/></text:p>
      <text:p text:style-name="P12"><text:span text:style-name="T39">V</text:span><text:span text:style-name="T38">ariante :</text:span><text:span text:style-name="T40"> </text:span><text:span text:style-name="T41">Vue matérialisée</text:span></text:p>
      <text:p text:style-name="P23"><text:span text:style-name="Strong_20_Emphasis"><text:span text:style-name="T11"/></text:span></text:p>
      <text:p text:style-name="P65"><text:span text:style-name="Strong_20_Emphasis"><text:span text:style-name="T13">Une vue </text:span></text:span><text:span text:style-name="Strong_20_Emphasis"><text:span text:style-name="T16">matérialisée </text:span></text:span><text:span text:style-name="Strong_20_Emphasis"><text:span text:style-name="T13">est u</text:span></text:span><text:span text:style-name="Strong_20_Emphasis"><text:span text:style-name="T15">ne table réelle créée pour « fixer » une vue. </text:span></text:span><text:span text:style-name="Strong_20_Emphasis"><text:span text:style-name="T19">Par convention son nom est </text:span></text:span><text:span text:style-name="Strong_20_Emphasis"><text:span text:style-name="T21">préfixé</text:span></text:span><text:span text:style-name="Strong_20_Emphasis"><text:span text:style-name="T19"> par </text:span></text:span><text:span text:style-name="Strong_20_Emphasis"><text:span text:style-name="T54">T_</text:span></text:span><text:span text:style-name="Strong_20_Emphasis"><text:span text:style-name="T19">.</text:span></text:span></text:p>
      <text:p text:style-name="P23"/>
      <text:p text:style-name="P24"><text:span text:style-name="Strong_20_Emphasis"><text:span text:style-name="T29">Reprise de la vue précédente :</text:span></text:span></text:p>
      <text:p text:style-name="P22"><text:span text:style-name="Strong_20_Emphasis"><text:span text:style-name="T13"/></text:span></text:p>
      <text:p text:style-name="P45"><text:span text:style-name="Strong_20_Emphasis"><text:span text:style-name="T55"><text:s/></text:span></text:span><text:span text:style-name="Strong_20_Emphasis"><text:span text:style-name="T59">CREATE TABLE </text:span></text:span><text:span text:style-name="Strong_20_Emphasis"><text:span text:style-name="T6">T_</text:span></text:span><text:span text:style-name="T63">books</text:span><text:span text:style-name="T60">_</text:span><text:span text:style-name="T63">policier</text:span><text:span text:style-name="T60"> (</text:span></text:p>
      <text:p text:style-name="P58"><text:tab/><text:span text:style-name="T85"> `id` int(11) NOT NULL AUTO_INCREMENT,</text:span></text:p>
      <text:p text:style-name="P91"><text:s text:c="2"/>`title` varchar(65) NOT NULL,</text:p>
      <text:p text:style-name="P91"><text:s text:c="2"/>`author` varchar(65) NOT NULL,</text:p>
      <text:p text:style-name="P92"><text:s text:c="2"/>`ean` varchar(13) NOT NULL,</text:p>
      <text:p text:style-name="P91"><text:s text:c="2"/>PRIMARY KEY (`id`)</text:p>
      <text:p text:style-name="P57"><text:s/>) ENGINE=InnoDB DEFAULT CHARSET=utf8 ;</text:p>
      <text:p text:style-name="P22"><text:span text:style-name="Strong_20_Emphasis"><text:span text:style-name="T13"/></text:span></text:p>
      <text:p text:style-name="P67"><text:span text:style-name="Strong_20_Emphasis"><text:span text:style-name="T25">Restriction :</text:span></text:span><text:span text:style-name="Strong_20_Emphasis"><text:span text:style-name="T14"> </text:span></text:span><text:span text:style-name="Strong_20_Emphasis"><text:span text:style-name="T17">la mise à jour de la table « mère » entraîne une modification de la table « fille » et oblige l'utilisation d'un </text:span></text:span><text:span text:style-name="Strong_20_Emphasis"><text:span text:style-name="T32">trigger</text:span></text:span><text:span text:style-name="Strong_20_Emphasis"><text:span text:style-name="T17">. </text:span></text:span></text:p>
      <text:p text:style-name="P67"><text:span text:style-name="Strong_20_Emphasis"><text:span text:style-name="T17"/></text:span></text:p>
      <text:p text:style-name="P69"><text:span text:style-name="Strong_20_Emphasis"><text:span text:style-name="T28">Supplément :</text:span></text:span><text:span text:style-name="Strong_20_Emphasis"><text:span text:style-name="T24"> faire et exécuter la requête pour la table matérialisée pour le genre « </text:span></text:span><text:span text:style-name="Strong_20_Emphasis"><text:span text:style-name="T33">Fantasy</text:span></text:span><text:span text:style-name="Strong_20_Emphasis"><text:span text:style-name="T24"> ».</text:span></text:span></text:p>
      <text:p text:style-name="P9"/>
      <text:list xml:id="list143929921910358" text:continue-numbering="true" text:style-name="L1">
        <text:list-item>
          <text:p text:style-name="P81">Trigger</text:p>
        </text:list-item>
      </text:list>
      <text:p text:style-name="P25"><text:span text:style-name="Strong_20_Emphasis"><text:span text:style-name="T13"/></text:span></text:p>
      <text:p text:style-name="P68"><text:span text:style-name="Strong_20_Emphasis"><text:span text:style-name="T18">Un « trigger » (ou déclencheur) exécute automatiquement une fonction donnée à chaque fois qu'un certain type d'opération est réalisée sur une table.</text:span></text:span></text:p>
      <text:p text:style-name="P25"><text:span text:style-name="Strong_20_Emphasis"><text:span text:style-name="T18"/></text:span></text:p>
      <text:p text:style-name="P94"><text:span text:style-name="Strong_20_Emphasis"><text:span text:style-name="T18">Les évènements possible</text:span></text:span><text:span text:style-name="Strong_20_Emphasis"><text:span text:style-name="T22">s : </text:span></text:span><text:span text:style-name="Strong_20_Emphasis"><text:span text:style-name="T18">INSERT – UPDATE – DELETE</text:span></text:span></text:p>
      <text:p text:style-name="P94"><text:span text:style-name="Strong_20_Emphasis"><text:span text:style-name="T22">Le t</text:span></text:span><text:span text:style-name="Strong_20_Emphasis"><text:span text:style-name="T18">ype </text:span></text:span><text:span text:style-name="Strong_20_Emphasis"><text:span text:style-name="T22">s’applique normalement pour chaque </text:span></text:span><text:span text:style-name="Strong_20_Emphasis"><text:span text:style-name="T18">ligne : FOR EACH ROW</text:span></text:span></text:p>
      <text:p text:style-name="P94"><text:span text:style-name="Strong_20_Emphasis"><text:span text:style-name="T22">L’ordre d’application :</text:span></text:span><text:span text:style-name="Strong_20_Emphasis"><text:span text:style-name="T18"> BEFORE – AFTER</text:span></text:span></text:p>
      <text:p text:style-name="P95"><text:span text:style-name="Strong_20_Emphasis"><text:span text:style-name="T18">S</text:span></text:span><text:span text:style-name="Strong_20_Emphasis"><text:span text:style-name="T22">uivant une c</text:span></text:span><text:span text:style-name="Strong_20_Emphasis"><text:span text:style-name="T18">ondition : WHEN – WHEN INSERTING – WHEN DELETING – WHEN UPDATING</text:span></text:span></text:p>
      <text:p text:style-name="P94"><text:span text:style-name="Strong_20_Emphasis"><text:span text:style-name="T22">Ou un test : IF … THEN, </text:span></text:span><text:span text:style-name="Strong_20_Emphasis"><text:span text:style-name="T23">CASE</text:span></text:span></text:p>
      <text:p text:style-name="P25"><text:span text:style-name="Strong_20_Emphasis"><text:span text:style-name="T18"/></text:span></text:p>
      <text:p text:style-name="P71"><text:span text:style-name="Strong_20_Emphasis"><text:span text:style-name="T3">Remarque :</text:span></text:span><text:span text:style-name="Strong_20_Emphasis"><text:span text:style-name="T4"> a</text:span></text:span><text:span text:style-name="Strong_20_Emphasis"><text:span text:style-name="T5">vec PhpMyadmin, il faut penser à mettre le délimiteur </text:span></text:span><text:span text:style-name="Strong_20_Emphasis"><text:span text:style-name="T7">$$</text:span></text:span><text:span text:style-name="Strong_20_Emphasis"><text:span text:style-name="T5">.</text:span></text:span></text:p>
      <text:p text:style-name="P25"><text:span text:style-name="Strong_20_Emphasis"><text:span text:style-name="T18"/></text:span></text:p>
      <text:p text:style-name="P72"><text:span text:style-name="Strong_20_Emphasis"><text:span text:style-name="T30">Exemple d’un trigger pour le remplissage des tables matérialisées</text:span></text:span><text:span text:style-name="Strong_20_Emphasis"><text:span text:style-name="T29"> :</text:span></text:span></text:p>
      <text:p text:style-name="P25"><text:span text:style-name="Strong_20_Emphasis"><text:span text:style-name="T18"/></text:span></text:p>
      <text:p text:style-name="P45"><text:span text:style-name="Strong_20_Emphasis"><text:span text:style-name="T57">CREATE TRIGGER books_insert</text:span></text:span></text:p>
      <text:p text:style-name="P45"><text:span text:style-name="Strong_20_Emphasis"><text:span text:style-name="T57"><text:s/>AFTER INSERT ON `books`</text:span></text:span></text:p>
      <text:p text:style-name="P45"><text:span text:style-name="Strong_20_Emphasis"><text:span text:style-name="T57"><text:s text:c="2"/>FOR EACH ROW</text:span></text:span></text:p>
      <text:p text:style-name="P45"><text:span text:style-name="Strong_20_Emphasis"><text:span text:style-name="T57"><text:s text:c="3"/>BEGIN</text:span></text:span></text:p>
      <text:p text:style-name="P45"><text:span text:style-name="Strong_20_Emphasis"><text:span text:style-name="T57"><text:s text:c="4"/>CASE NEW.genre</text:span></text:span></text:p>
      <text:p text:style-name="P45"><text:span text:style-name="Strong_20_Emphasis"><text:span text:style-name="T57"><text:s text:c="5"/>WHEN NEW.genre = "Policier" THEN</text:span></text:span></text:p>
      <text:p text:style-name="P45"><text:span text:style-name="Strong_20_Emphasis"><text:span text:style-name="T57"><text:s text:c="6"/>INSERT INTO T_books_policier (title, author, </text:span></text:span><text:span text:style-name="Strong_20_Emphasis"><text:span text:style-name="T58">ean</text:span></text:span><text:span text:style-name="Strong_20_Emphasis"><text:span text:style-name="T57">) VALUES</text:span></text:span></text:p>
      <text:p text:style-name="P45"><text:span text:style-name="Strong_20_Emphasis"><text:span text:style-name="T57"><text:s text:c="7"/>(NEW.title, NEW.author, </text:span></text:span><text:span text:style-name="Strong_20_Emphasis"><text:span text:style-name="T58">NEW.ean</text:span></text:span><text:span text:style-name="Strong_20_Emphasis"><text:span text:style-name="T57">);</text:span></text:span></text:p>
      <text:p text:style-name="P45"><text:span text:style-name="Strong_20_Emphasis"><text:span text:style-name="T57"><text:s text:c="5"/>WHEN NEW.genre = "Fantasy" THEN</text:span></text:span></text:p>
      <text:p text:style-name="P45"><text:span text:style-name="Strong_20_Emphasis"><text:span text:style-name="T57"><text:s text:c="6"/>INSERT INTO T_books_fantasy (title, author, </text:span></text:span><text:span text:style-name="Strong_20_Emphasis"><text:span text:style-name="T58">ean</text:span></text:span><text:span text:style-name="Strong_20_Emphasis"><text:span text:style-name="T57">) VALUES</text:span></text:span></text:p>
      <text:p text:style-name="P45"><text:span text:style-name="Strong_20_Emphasis"><text:span text:style-name="T57"><text:s text:c="7"/>(NEW.title, NEW.author, </text:span></text:span><text:span text:style-name="Strong_20_Emphasis"><text:span text:style-name="T58">NEW.ean</text:span></text:span><text:span text:style-name="Strong_20_Emphasis"><text:span text:style-name="T57">);</text:span></text:span></text:p>
      <text:p text:style-name="P45"><text:span text:style-name="Strong_20_Emphasis"><text:span text:style-name="T57"><text:s text:c="4"/>END CASE;<text:tab/> <text:s text:c="2"/></text:span></text:span></text:p>
      <text:p text:style-name="P45"><text:span text:style-name="Strong_20_Emphasis"><text:span text:style-name="T57"><text:tab/> <text:s/>END</text:span></text:span></text:p>
      <text:p text:style-name="P9"/>
      <text:list xml:id="list143929400802166" text:continue-numbering="true" text:style-name="L1">
        <text:list-item>
          <text:p text:style-name="P82">Procédure stockée</text:p>
        </text:list-item>
      </text:list>
      <text:p text:style-name="P47"><text:span text:style-name="Strong_20_Emphasis"><text:span text:style-name="T10"/></text:span></text:p>
      <text:p text:style-name="P97"><text:span text:style-name="T35">U</text:span><text:span text:style-name="T34">ne procédure stockée permet un découpage fonctionnel plus fin en déléguant au SGBD des traitements réalisés auparavant par un script.</text:span></text:p>
      <text:p text:style-name="P53"/>
      <text:p text:style-name="P48"><text:span text:style-name="T34">Structure d</text:span><text:span text:style-name="T36">'une</text:span><text:span text:style-name="T34"> procédure stockée </text:span><text:span text:style-name="T36">en vue d'un </text:span><text:span text:style-name="T34">création d</text:span><text:span text:style-name="T36">'</text:span><text:span text:style-name="T34">u</text:span><text:span text:style-name="T36">n</text:span><text:span text:style-name="T34"> flux </text:span><text:span text:style-name="T37">JSon (on prend cette fois l’exemple du IF) </text:span><text:span text:style-name="T34">: </text:span></text:p>
      <text:p text:style-name="P52"/>
      <text:p text:style-name="P37"><text:s/>CREATE PROCEDURE flux_<text:span text:style-name="T87">JSon</text:span>(IN genre INT)</text:p>
      <text:p text:style-name="P37"><text:s/>BEGIN</text:p>
      <text:p text:style-name="P37"><text:s text:c="2"/>IF genre = "<text:span text:style-name="T87">Policier"</text:span> THEN</text:p>
      <text:p text:style-name="P93"><text:s text:c="3"/>SELECT <text:span text:style-name="T86">title, author, ean</text:span> FROM <text:span text:style-name="Strong_20_Emphasis"><text:span text:style-name="T52">T_books_policier</text:span></text:span>;</text:p>
      <text:p text:style-name="P37"><text:s text:c="2"/>END IF;</text:p>
      <text:p text:style-name="P37"><text:s text:c="2"/>IF genre = "<text:span text:style-name="T87">Fantasy"</text:span> THEN</text:p>
      <text:p text:style-name="P93"><text:s text:c="3"/>SELECT <text:span text:style-name="T86">title, author, ean</text:span> FROM <text:span text:style-name="Strong_20_Emphasis"><text:span text:style-name="T52">T_books_</text:span></text:span><text:span text:style-name="Strong_20_Emphasis"><text:span text:style-name="T53">fantasy</text:span></text:span>;</text:p>
      <text:p text:style-name="P37"><text:s text:c="2"/>END IF;</text:p>
      <text:p text:style-name="P37"><text:s/>END</text:p>
      <text:p text:style-name="P54"/>
      <text:p text:style-name="P54"><text:soft-page-break/>R<text:span text:style-name="T84">e</text:span>quête de la procédure stockée dans un script PHP :</text:p>
      <text:p text:style-name="P51"/>
      <text:p text:style-name="P38"><text:s text:c="2"/>//-&gt; Requête</text:p>
      <text:p text:style-name="P44"><text:span text:style-name="T60"><text:s text:c="2"/>$</text:span><text:span text:style-name="T61">requete</text:span><text:span text:style-name="T60"> = "CALL flux_</text:span><text:span text:style-name="T64">JSon</text:span><text:span text:style-name="T60">(".$genre.");";</text:span> </text:p>
      <text:p text:style-name="P49"/>
      <text:p text:style-name="P26"><text:span text:style-name="Strong_20_Emphasis"><text:span text:style-name="T26">Complément</text:span></text:span><text:span text:style-name="Strong_20_Emphasis"><text:span text:style-name="T27">s</text:span></text:span><text:span text:style-name="Strong_20_Emphasis"><text:span text:style-name="T26"> :</text:span></text:span><text:span text:style-name="Strong_20_Emphasis"><text:span text:style-name="T20"> </text:span></text:span></text:p>
      <text:p text:style-name="P26"><text:span text:style-name="Strong_20_Emphasis"><text:span text:style-name="T20"/></text:span></text:p>
      <text:p text:style-name="P50"><text:span text:style-name="Strong_20_Emphasis"><text:span text:style-name="T72">→ les param</text:span></text:span><text:span text:style-name="T73">ètres </text:span><text:span text:style-name="T74">se</text:span><text:span text:style-name="T73"> décomposent en trois parties :</text:span></text:p>
      <text:p text:style-name="P55"/>
      <text:p text:style-name="P27"><text:span text:style-name="T50"><text:tab/></text:span><text:span text:style-name="T88">sens_du_parametre</text:span><text:span text:style-name="T89"> nom_parametre </text:span><text:span text:style-name="T88">type_parametre</text:span></text:p>
      <text:p text:style-name="P28"/>
      <text:p text:style-name="P10"><text:span text:style-name="T75">→</text:span><text:span text:style-name="T76"> L</text:span><text:span text:style-name="T75">e</text:span><text:span text:style-name="T82"> </text:span><text:span text:style-name="T83">sens_du_parametre</text:span><text:span text:style-name="T82"> </text:span><text:span text:style-name="T75">peut prendre 3 valeurs :</text:span></text:p>
      <text:p text:style-name="P28"/>
      <text:p text:style-name="P96"><text:span text:style-name="T81">IN</text:span><text:span text:style-name="T79"> </text:span><text:span text:style-name="T75">: le paramètre sera une valeur ou une variable d'entrée, envoy</text:span><text:span text:style-name="T78">ée</text:span><text:span text:style-name="T75"> lors de l'appel</text:span></text:p>
      <text:p text:style-name="P96"><text:span text:style-name="T81">OUT</text:span><text:span text:style-name="T79"> </text:span><text:span text:style-name="T75">: le paramètre sera une variable de sortie pren</text:span><text:span text:style-name="T78">nant </text:span><text:span text:style-name="T75">une valeur lors de la procédure</text:span></text:p>
      <text:p text:style-name="P96"><text:span text:style-name="T81">INOUT</text:span><text:span text:style-name="T79"> </text:span><text:span text:style-name="T75">: le paramètre sera une variable d'entrée-sortie, utilisé</text:span><text:span text:style-name="T78">e</text:span><text:span text:style-name="T75"> ou non </text:span><text:span text:style-name="T78">e</text:span><text:span text:style-name="T75">t normalement modifiée</text:span></text:p>
      <text:p text:style-name="P28"/>
      <text:p text:style-name="P10"><text:span text:style-name="T75">→</text:span><text:span text:style-name="T77"> Une procédure stockée reste, même en cas d'arrêt du serveur</text:span></text:p>
      <text:p text:style-name="P50"/>
      <text:p text:style-name="P50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" svg:font-family="Courier, 'Courier New'" style:font-family-generic="modern"/>
    <style:font-face style:name="Times New Roman1" svg:font-family="'Times New Roman', 'Times New Roman PSMT'" style:font-family-generic="roman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, 'Century Gothic'" style:font-family-generic="swiss" style:font-pitch="variable"/>
    <style:font-face style:name="Helvetica" svg:font-family="Helvetica" style:font-family-generic="swiss" style:font-pitch="variable"/>
  </office:font-face-decls>
  <office:styles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style:text-autospace="none" style:writing-mode="page"/>
      <style:text-properties fo:color="#000000" style:font-name="Times New Roman1" fo:font-family="'Times New Roman', 'Times New Roman PSMT'" style:font-family-generic="roman" style:font-name-asian="Times New Roman1" style:font-family-asian="'Times New Roman', 'Times New Roman PSMT'" style:font-family-generic-asian="roman" style:font-name-complex="Times New Roman1" style:font-family-complex="'Times New Roman', 'Times New Roman PSMT'" style:font-family-generic-complex="roman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.494cm" fo:margin-bottom="0.494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3" style:display-name="Heading 3" style:family="paragraph" style:parent-style-name="Standard" style:next-style-name="Text_20_body" style:class="text">
      <style:paragraph-properties fo:margin-top="0.494cm" fo:margin-bottom="0.494cm" loext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Préformaté_20_HTML" style:display-name="WW-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Illustration" style:family="paragraph" style:parent-style-name="Caption" style:class="extra"/>
    <style:style style:name="Commentaire" style:family="paragraph" style:parent-style-name="Standard">
      <style:paragraph-properties fo:margin-top="0.282cm" fo:margin-bottom="0cm" loext:contextual-spacing="false" fo:line-height="0.492cm" fo:text-align="justify" style:justify-single-word="false"/>
      <style:text-properties style:font-name="Helvetica" fo:font-family="Helvetica" style:font-family-generic="swiss" style:font-pitch="variable" fo:font-size="12pt"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917cm" fo:margin-bottom="0.423cm" loext:contextual-spacing="false" fo:line-height="0.575cm" fo:text-indent="0cm" style:auto-text-indent="false" fo:keep-with-next="always"/>
      <style:text-properties style:font-name="AvantGarde" fo:font-family="AvantGarde, 'Century Gothic'" style:font-family-generic="swiss" style:font-pitch="variable" fo:font-size="14pt" fo:font-weight="bold" style:letter-kerning="true" style:font-size-asian="14pt" style:font-weight-asian="bold"/>
    </style:style>
    <style:style style:name="Para-tiret" style:family="paragraph" style:parent-style-name="Commentaire" style:list-style-name="WW8Num1">
      <style:paragraph-properties fo:margin-left="0cm" fo:margin-right="0cm" fo:margin-top="0.035cm" fo:margin-bottom="0cm" loext:contextual-spacing="false" fo:line-height="0.494cm" fo:text-indent="0cm" style:auto-text-indent="false">
        <style:tab-stops>
          <style:tab-stop style:position="0.4cm"/>
        </style:tab-stops>
      </style:paragraph-properties>
    </style:style>
    <style:style style:name="REM" style:family="paragraph" style:parent-style-name="Para-tiret" style:list-style-name="WW8Num6">
      <style:paragraph-properties fo:margin-left="0cm" fo:margin-right="0cm" fo:margin-top="0.423cm" fo:margin-bottom="0.353cm" loext:contextual-spacing="false" fo:text-indent="0cm" style:auto-text-indent="false"/>
      <style:text-properties fo:font-style="italic" style:font-style-asian="italic"/>
    </style:style>
    <style:style style:name="SOUSTITRE" style:family="paragraph" style:parent-style-name="Standard" style:default-outline-level="2">
      <style:paragraph-properties fo:margin-left="0cm" fo:margin-right="0cm" fo:margin-top="0.423cm" fo:margin-bottom="0.282cm" loext:contextual-spacing="false" fo:line-height="0.492cm" fo:text-indent="0cm" style:auto-text-indent="false" fo:keep-with-next="always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syntaxe" style:family="paragraph" style:parent-style-name="Standard" style:next-style-name="Commentaire">
      <loext:graphic-properties draw:fill="solid" draw:fill-color="#ffffff" draw:opacity="100%"/>
      <style:paragraph-properties fo:margin-top="0.212cm" fo:margin-bottom="0cm" loext:contextual-spacing="false" fo:line-height="0.423cm" fo:background-color="#ffffff"/>
      <style:text-properties style:font-name="Courier" fo:font-family="Courier, 'Courier New'" style:font-family-generic="modern" fo:font-size="11pt" style:font-size-asian="11pt"/>
    </style:style>
    <style:style style:name="para" style:family="paragraph" style:parent-style-name="Commentaire" style:list-style-name="WW8Num3">
      <style:paragraph-properties fo:margin-left="0cm" fo:margin-right="0cm" fo:text-indent="0cm" style:auto-text-indent="false"/>
    </style:style>
    <style:style style:name="SOUSTITRE1" style:family="paragraph" style:parent-style-name="Standard" style:default-outline-level="3">
      <style:paragraph-properties fo:margin-left="0cm" fo:margin-right="0cm" fo:margin-top="0.282cm" fo:margin-bottom="0.423cm" loext:contextual-spacing="false" fo:line-height="0.492cm" fo:text-indent="0cm" style:auto-text-indent="false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Bande1" style:family="paragraph" style:parent-style-name="Standard">
      <style:paragraph-properties fo:margin-top="0.353cm" fo:margin-bottom="0.353cm" loext:contextual-spacing="false" fo:line-height="0.49cm" fo:orphans="0" fo:widows="0"/>
      <style:text-properties style:font-name="AvantGarde" fo:font-family="AvantGarde, 'Century Gothic'" style:font-family-generic="swiss" style:font-pitch="variable" fo:font-size="12pt" style:text-underline-style="solid" style:text-underline-width="auto" style:text-underline-color="font-color" fo:font-weight="bold" style:font-size-asian="12pt" style:font-weight-asian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 style:parent-style-name="WW-Police_20_par_20_défaut"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2z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1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1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8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2z3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1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5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7z1" style:family="text">
      <style:text-properties style:font-name="Courier New1" fo:font-family="'Courier New'" style:font-family-generic="modern" fo:font-size="10pt" style:font-size-asian="10pt"/>
    </style:style>
    <style:style style:name="WW8Num27z2" style:family="text">
      <style:text-properties style:font-name="Wingdings" fo:font-family="Wingdings" style:font-pitch="variable" style:font-charset="x-symbol" fo:font-size="10pt" style:font-size-asian="10pt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-Police_20_par_20_défaut" style:display-name="WW-Police par défaut" style:family="text"/>
    <style:style style:name="textsmall" style:family="text" style:parent-style-name="WW-Police_20_par_20_défaut"/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bullet text:level="1" text:style-name="WW8Num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text:bullet-char="-">
        <style:list-level-properties text:space-before="0.635cm" text:min-label-width="0.635cm"/>
        <style:text-properties style:font-name="Georgia"/>
      </text:list-level-style-bullet>
      <text:list-level-style-number text:level="2" style:num-suffix=")" style:num-format="a" style:num-letter-sync="true">
        <style:list-level-properties text:space-before="1.905cm" text:min-label-width="0.635cm"/>
      </text:list-level-style-number>
      <text:list-level-style-bullet text:level="3" text:style-name="WW8Num2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2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z2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2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z2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5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5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>
      <text:list-level-style-bullet text:level="1" text:style-name="WW8Num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6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6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6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>
      <text:list-level-style-bullet text:level="1" text:style-name="WW8Num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7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7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7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8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8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8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0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0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0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min-label-width="0.635cm"/>
        <style:text-properties style:font-name="Georgia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2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2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2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3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3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3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4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4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5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5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bullet text:level="1" text:style-name="WW8Num18z0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18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8z1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8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8z1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8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8z1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9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9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9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20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0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0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bullet text:level="1" text:style-name="WW8Num24z0" text:bullet-char="-">
        <style:list-level-properties text:min-label-width="0.635cm"/>
        <style:text-properties style:font-name="Georgia"/>
      </text:list-level-style-bullet>
      <text:list-level-style-bullet text:level="2" text:style-name="WW8Num2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28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8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8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29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9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9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language="fr" fo:country="FR" style:font-size-asian="8pt" style:font-size-complex="8pt"/>
    </style:style>
    <style:style style:name="MP2" style:family="paragraph" style:parent-style-name="Footer">
      <style:paragraph-properties fo:text-align="end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fo:font-size="8pt" fo:language="fr" fo:country="FR" fo:font-weight="bold" style:font-size-asian="8pt" style:font-weight-asian="bold" style:font-size-complex="8pt" style:font-weight-complex="bold"/>
    </style:style>
    <style:style style:name="MT1" style:family="text">
      <style:text-properties fo:color="#ce181e" style:font-name="Arial" fo:font-size="12pt" fo:font-style="italic" fo:font-weight="bold" officeooo:rsid="00697cd7" style:font-size-asian="12pt" style:font-style-asian="italic" style:font-weight-asian="bold" style:font-size-complex="12pt" style:font-style-complex="italic" style:font-weight-complex="bold"/>
    </style:style>
    <style:style style:name="MT2" style:family="text">
      <style:text-properties fo:color="#ce181e" style:font-name="Arial" fo:font-size="12pt" fo:font-style="italic" fo:font-weight="bold" officeooo:rsid="006c75c0" style:font-size-asian="12pt" style:font-style-asian="italic" style:font-weight-asian="bold" style:font-size-complex="12pt" style:font-style-complex="italic" style:font-weight-complex="bold"/>
    </style:style>
    <style:style style:name="MT3" style:family="text">
      <style:text-properties fo:font-style="italic" style:font-style-asian="italic"/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cm" fo:margin-left="0cm" fo:margin-right="0cm" fo:margin-bottom="0.25cm" style:dynamic-spacing="true"/>
      </style:header-style>
      <style:footer-style>
        <style:header-footer-properties fo:min-height="0.75cm" fo:margin-left="0cm" fo:margin-right="0cm" fo:margin-top="0.25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Meme</text:span><text:span text:style-name="MT2">n</text:span><text:span text:style-name="MT1">to SQL</text:span></text:p>
      </style:header>
      <style:footer>
        <text:p text:style-name="MP2"><text:span text:style-name="MT3">Page </text:span><text:span text:style-name="MT3"><text:page-number text:select-page="current">3</text:page-number></text:span><text:span text:style-name="MT3"><text:s/>sur </text:span><text:span text:style-name="MT3"><text:page-count style:num-format="1">4</text:page-count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title>Contexte d'information :</dc:title>
    <meta:initial-creator>en</meta:initial-creator>
    <meta:creation-date>2004-05-22T08:12:00</meta:creation-date>
    <dc:date>2018-10-06T14:39:28.169621824</dc:date>
    <meta:print-date>2004-05-22T09:24:00</meta:print-date>
    <meta:editing-cycles>764</meta:editing-cycles>
    <meta:editing-duration>P1DT21H34M2S</meta:editing-duration>
    <meta:document-statistic meta:table-count="0" meta:image-count="0" meta:object-count="0" meta:page-count="4" meta:paragraph-count="150" meta:word-count="1038" meta:character-count="6610" meta:non-whitespace-character-count="5531"/>
    <meta:user-defined meta:name="Info 1"/>
    <meta:user-defined meta:name="Info 2"/>
    <meta:user-defined meta:name="Info 3"/>
    <meta:user-defined meta:name="Info 4"/>
  </office:meta>
</office:document-meta>
</file>